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Calibri" svg:font-family="Calibri"/>
    <style:font-face style:name="Cambria" svg:font-family="Cambria" style:font-family-generic="roman"/>
    <style:font-face style:name="Cambria1"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swald" svg:font-family="Oswald"/>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0.889in"/>
    </style:style>
    <style:style style:name="co6" style:family="table-column">
      <style:table-column-properties fo:break-before="auto" style:column-width="2.698in"/>
    </style:style>
    <style:style style:name="co7" style:family="table-column">
      <style:table-column-properties fo:break-before="auto" style:column-width="2.6354in"/>
    </style:style>
    <style:style style:name="co8" style:family="table-column">
      <style:table-column-properties fo:break-before="auto" style:column-width="2.8437in"/>
    </style:style>
    <style:style style:name="co9" style:family="table-column">
      <style:table-column-properties fo:break-before="auto" style:column-width="7.1382in"/>
    </style:style>
    <style:style style:name="co10" style:family="table-column">
      <style:table-column-properties fo:break-before="auto" style:column-width="4.8547in"/>
    </style:style>
    <style:style style:name="co11" style:family="table-column">
      <style:table-column-properties fo:break-before="auto" style:column-width="8.922in"/>
    </style:style>
    <style:style style:name="co12" style:family="table-column">
      <style:table-column-properties fo:break-before="auto" style:column-width="2.8335in"/>
    </style:style>
    <style:style style:name="co13" style:family="table-column">
      <style:table-column-properties fo:break-before="auto" style:column-width="3.0398in"/>
    </style:style>
    <style:style style:name="co14" style:family="table-column">
      <style:table-column-properties fo:break-before="auto" style:column-width="3.3008in"/>
    </style:style>
    <style:style style:name="co15" style:family="table-column">
      <style:table-column-properties fo:break-before="auto" style:column-width="1.5811in"/>
    </style:style>
    <style:style style:name="co16" style:family="table-column">
      <style:table-column-properties fo:break-before="auto" style:column-width="1.0819in"/>
    </style:style>
    <style:style style:name="co17" style:family="table-column">
      <style:table-column-properties fo:break-before="auto" style:column-width="2.228in"/>
    </style:style>
    <style:style style:name="co18" style:family="table-column">
      <style:table-column-properties fo:break-before="auto" style:column-width="1.5937in"/>
    </style:style>
    <style:style style:name="co19" style:family="table-column">
      <style:table-column-properties fo:break-before="auto" style:column-width="3.3165in"/>
    </style:style>
    <style:style style:name="co20" style:family="table-column">
      <style:table-column-properties fo:break-before="auto" style:column-width="2.2693in"/>
    </style:style>
    <style:style style:name="co21" style:family="table-column">
      <style:table-column-properties fo:break-before="auto" style:column-width="4.0846in"/>
    </style:style>
    <style:style style:name="co22" style:family="table-column">
      <style:table-column-properties fo:break-before="auto" style:column-width="5.5701in"/>
    </style:style>
    <style:style style:name="co23" style:family="table-column">
      <style:table-column-properties fo:break-before="auto" style:column-width="2.4063in"/>
    </style:style>
    <style:style style:name="co24" style:family="table-column">
      <style:table-column-properties fo:break-before="auto" style:column-width="0.25in"/>
    </style:style>
    <style:style style:name="co25" style:family="table-column">
      <style:table-column-properties fo:break-before="auto" style:column-width="1.8256in"/>
    </style:style>
    <style:style style:name="co26" style:family="table-column">
      <style:table-column-properties fo:break-before="auto" style:column-width="0.8807in"/>
    </style:style>
    <style:style style:name="co27" style:family="table-column">
      <style:table-column-properties fo:break-before="auto" style:column-width="1.0409in"/>
    </style:style>
    <style:style style:name="co28" style:family="table-column">
      <style:table-column-properties fo:break-before="auto" style:column-width="3.8953in"/>
    </style:style>
    <style:style style:name="co29" style:family="table-column">
      <style:table-column-properties fo:break-before="auto" style:column-width="3.0256in"/>
    </style:style>
    <style:style style:name="co30" style:family="table-column">
      <style:table-column-properties fo:break-before="auto" style:column-width="1.1319in"/>
    </style:style>
    <style:style style:name="co31" style:family="table-column">
      <style:table-column-properties fo:break-before="auto" style:column-width="1.0528in"/>
    </style:style>
    <style:style style:name="co32" style:family="table-column">
      <style:table-column-properties fo:break-before="auto" style:column-width="4.3327in"/>
    </style:style>
    <style:style style:name="co33" style:family="table-column">
      <style:table-column-properties fo:break-before="auto" style:column-width="3.9752in"/>
    </style:style>
    <style:style style:name="co34" style:family="table-column">
      <style:table-column-properties fo:break-before="auto" style:column-width="0.9689in"/>
    </style:style>
    <style:style style:name="co35" style:family="table-column">
      <style:table-column-properties fo:break-before="auto" style:column-width="1.9689in"/>
    </style:style>
    <style:style style:name="co36" style:family="table-column">
      <style:table-column-properties fo:break-before="auto" style:column-width="1.1665in"/>
    </style:style>
    <style:style style:name="co37" style:family="table-column">
      <style:table-column-properties fo:break-before="auto" style:column-width="0.75in"/>
    </style:style>
    <style:style style:name="co38" style:family="table-column">
      <style:table-column-properties fo:break-before="auto" style:column-width="1.8854in"/>
    </style:style>
    <style:style style:name="co39" style:family="table-column">
      <style:table-column-properties fo:break-before="auto" style:column-width="1.9063in"/>
    </style:style>
    <style:style style:name="co40" style:family="table-column">
      <style:table-column-properties fo:break-before="auto" style:column-width="2.2398in"/>
    </style:style>
    <style:style style:name="co41" style:family="table-column">
      <style:table-column-properties fo:break-before="auto" style:column-width="2.2811in"/>
    </style:style>
    <style:style style:name="co42" style:family="table-column">
      <style:table-column-properties fo:break-before="auto" style:column-width="0.9374in"/>
    </style:style>
    <style:style style:name="co43" style:family="table-column">
      <style:table-column-properties fo:break-before="auto" style:column-width="1.1252in"/>
    </style:style>
    <style:style style:name="co44" style:family="table-column">
      <style:table-column-properties fo:break-before="auto" style:column-width="1.1043in"/>
    </style:style>
    <style:style style:name="co45" style:family="table-column">
      <style:table-column-properties fo:break-before="auto" style:column-width="1.1354in"/>
    </style:style>
    <style:style style:name="co46" style:family="table-column">
      <style:table-column-properties fo:break-before="auto" style:column-width="1.1772in"/>
    </style:style>
    <style:style style:name="co47" style:family="table-column">
      <style:table-column-properties fo:break-before="auto" style:column-width="1.8957in"/>
    </style:style>
    <style:style style:name="co48" style:family="table-column">
      <style:table-column-properties fo:break-before="auto" style:column-width="2.2535in"/>
    </style:style>
    <style:style style:name="co49" style:family="table-column">
      <style:table-column-properties fo:break-before="auto" style:column-width="4.539in"/>
    </style:style>
    <style:style style:name="co50" style:family="table-column">
      <style:table-column-properties fo:break-before="auto" style:column-width="1.6354in"/>
    </style:style>
    <style:style style:name="co51" style:family="table-column">
      <style:table-column-properties fo:break-before="auto" style:column-width="1.7602in"/>
    </style:style>
    <style:style style:name="co52" style:family="table-column">
      <style:table-column-properties fo:break-before="auto" style:column-width="6.8244in"/>
    </style:style>
    <style:style style:name="co53" style:family="table-column">
      <style:table-column-properties fo:break-before="auto" style:column-width="2.539in"/>
    </style:style>
    <style:style style:name="co54" style:family="table-column">
      <style:table-column-properties fo:break-before="auto" style:column-width="2.4374in"/>
    </style:style>
    <style:style style:name="co55" style:family="table-column">
      <style:table-column-properties fo:break-before="auto" style:column-width="5.3126in"/>
    </style:style>
    <style:style style:name="co56" style:family="table-column">
      <style:table-column-properties fo:break-before="auto" style:column-width="2.9898in"/>
    </style:style>
    <style:style style:name="co57" style:family="table-column">
      <style:table-column-properties fo:break-before="auto" style:column-width="1.1992in"/>
    </style:style>
    <style:style style:name="co58" style:family="table-column">
      <style:table-column-properties fo:break-before="auto" style:column-width="1.248in"/>
    </style:style>
    <style:style style:name="co59" style:family="table-column">
      <style:table-column-properties fo:break-before="auto" style:column-width="4.8965in"/>
    </style:style>
    <style:style style:name="co60" style:family="table-column">
      <style:table-column-properties fo:break-before="auto" style:column-width="2.302in"/>
    </style:style>
    <style:style style:name="co61" style:family="table-column">
      <style:table-column-properties fo:break-before="auto" style:column-width="3.4165in"/>
    </style:style>
    <style:style style:name="co62" style:family="table-column">
      <style:table-column-properties fo:break-before="auto" style:column-width="3.1457in"/>
    </style:style>
    <style:style style:name="co63" style:family="table-column">
      <style:table-column-properties fo:break-before="auto" style:column-width="2.6043in"/>
    </style:style>
    <style:style style:name="co64" style:family="table-column">
      <style:table-column-properties fo:break-before="auto" style:column-width="2.052in"/>
    </style:style>
    <style:style style:name="co65" style:family="table-column">
      <style:table-column-properties fo:break-before="auto" style:column-width="5.7602in"/>
    </style:style>
    <style:style style:name="co66" style:family="table-column">
      <style:table-column-properties fo:break-before="auto" style:column-width="1.5417in"/>
    </style:style>
    <style:style style:name="co67" style:family="table-column">
      <style:table-column-properties fo:break-before="auto" style:column-width="2.7189in"/>
    </style:style>
    <style:style style:name="co68" style:family="table-column">
      <style:table-column-properties fo:break-before="auto" style:column-width="3.7189in"/>
    </style:style>
    <style:style style:name="co69" style:family="table-column">
      <style:table-column-properties fo:break-before="auto" style:column-width="5.4063in"/>
    </style:style>
    <style:style style:name="co70" style:family="table-column">
      <style:table-column-properties fo:break-before="auto" style:column-width="13.1874in"/>
    </style:style>
    <style:style style:name="co71" style:family="table-column">
      <style:table-column-properties fo:break-before="auto" style:column-width="4.4898in"/>
    </style:style>
    <style:style style:name="co72" style:family="table-column">
      <style:table-column-properties fo:break-before="auto" style:column-width="2.7602in"/>
    </style:style>
    <style:style style:name="co73" style:family="table-column">
      <style:table-column-properties fo:break-before="auto" style:column-width="1.0835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6854in" fo:break-before="auto" style:use-optimal-row-height="true"/>
    </style:style>
    <style:style style:name="ro5" style:family="table-row">
      <style:table-row-properties style:row-height="1.078in" fo:break-before="auto" style:use-optimal-row-height="false"/>
    </style:style>
    <style:style style:name="ro6" style:family="table-row">
      <style:table-row-properties style:row-height="0.8563in" fo:break-before="auto" style:use-optimal-row-height="false"/>
    </style:style>
    <style:style style:name="ro7" style:family="table-row">
      <style:table-row-properties style:row-height="1.0917in" fo:break-before="auto" style:use-optimal-row-height="false"/>
    </style:style>
    <style:style style:name="ro8" style:family="table-row">
      <style:table-row-properties style:row-height="0.8291in" fo:break-before="auto" style:use-optimal-row-height="false"/>
    </style:style>
    <style:style style:name="ro9" style:family="table-row">
      <style:table-row-properties style:row-height="2.0244in" fo:break-before="auto" style:use-optimal-row-height="true"/>
    </style:style>
    <style:style style:name="ro10" style:family="table-row">
      <style:table-row-properties style:row-height="0.1772in" fo:break-before="auto" style:use-optimal-row-height="false"/>
    </style:style>
    <style:style style:name="ro11" style:family="table-row">
      <style:table-row-properties style:row-height="0.178in" fo:break-before="auto" style:use-optimal-row-height="false"/>
    </style:style>
    <style:style style:name="ro12" style:family="table-row">
      <style:table-row-properties style:row-height="1.522in" fo:break-before="auto" style:use-optimal-row-height="true"/>
    </style:style>
    <style:style style:name="ro13" style:family="table-row">
      <style:table-row-properties style:row-height="1.6898in" fo:break-before="auto" style:use-optimal-row-height="true"/>
    </style:style>
    <style:style style:name="ro14" style:family="table-row">
      <style:table-row-properties style:row-height="0.8528in" fo:break-before="auto" style:use-optimal-row-height="true"/>
    </style:style>
    <style:style style:name="ro15" style:family="table-row">
      <style:table-row-properties style:row-height="0.5181in" fo:break-before="auto" style:use-optimal-row-height="true"/>
    </style:style>
    <style:style style:name="ro16" style:family="table-row">
      <style:table-row-properties style:row-height="0.3516in" fo:break-before="auto" style:use-optimal-row-height="true"/>
    </style:style>
    <style:style style:name="ro17" style:family="table-row">
      <style:table-row-properties style:row-height="0.1925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ce20" style:family="table-cell" style:parent-style-name="Default" style:data-style-name="N0"/>
    <style:style style:name="ce25"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22" style:family="table-cell" style:parent-style-name="Default" style:data-style-name="N0">
      <style:table-cell-properties style:vertical-align="automatic"/>
    </style:style>
    <style:style style:name="ce27" style:family="table-cell" style:parent-style-name="Default" style:data-style-name="N0">
      <style:text-properties fo:font-size="14pt" fo:font-weight="bold" style:font-size-asian="14pt" style:font-weight-asian="bold" style:font-size-complex="14pt" style:font-weight-complex="bold"/>
    </style:style>
    <style:style style:name="ce36"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data-style-name="N0">
      <style:table-cell-properties fo:background-color="transparent" style:vertical-align="automatic"/>
    </style:style>
    <style:style style:name="ce45" style:family="table-cell" style:parent-style-name="Default" style:data-style-name="N0">
      <style:table-cell-properties style:vertical-align="automatic"/>
      <style:text-properties fo:font-weight="bold" style:font-weight-asian="bold" style:font-weight-complex="bold"/>
    </style:style>
    <style:style style:name="ce47" style:family="table-cell" style:parent-style-name="Default" style:data-style-name="N0">
      <style:table-cell-properties fo:wrap-option="wrap" style:vertical-align="automatic"/>
      <style:text-properties fo:font-weight="bold" style:font-weight-asian="bold" style:font-weight-complex="bold"/>
    </style:style>
    <style:style style:name="ce48" style:family="table-cell" style:parent-style-name="Default" style:data-style-name="N0">
      <style:table-cell-properties fo:wrap-option="wrap" style:vertical-align="automatic"/>
    </style:style>
    <style:style style:name="ce51" style:family="table-cell" style:parent-style-name="Default" style:data-style-name="N0">
      <style:table-cell-properties fo:wrap-option="wrap"/>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4"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55"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56"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57" style:family="table-cell" style:parent-style-name="Default" style:data-style-name="N0">
      <style:text-properties fo:font-weight="bold" style:font-weight-asian="bold" style:font-weight-complex="bold"/>
    </style:style>
    <style:style style:name="ce62" style:family="table-cell" style:parent-style-name="Default" style:data-style-name="N0">
      <style:table-cell-properties style:vertical-align="top"/>
    </style:style>
    <style:style style:name="ce59" style:family="table-cell" style:parent-style-name="Default">
      <style:table-cell-properties style:vertical-align="automatic"/>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style:style style:name="ce44" style:family="table-cell" style:parent-style-name="Default" style:data-style-name="N0">
      <style:table-cell-properties fo:background-color="#efefef" style:vertical-align="automatic"/>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2" table:condition="of:cell-content-is-in-list(OPPORTUNITIES)" table:allow-empty-cell="true" table:display-list="unsorted" table:base-cell-address="Actors.C2">
          <table:help-message table:display="true"/>
          <table:error-message table:message-type="stop" table:display="true"/>
        </table:content-validation>
        <table:content-validation table:name="val3" table:condition="of:cell-content-is-in-list(ActorGroups)" table:allow-empty-cell="true" table:display-list="unsorted" table:base-cell-address="Actors.D2">
          <table:help-message table:display="true"/>
          <table:error-message table:message-type="stop" table:display="true"/>
        </table:content-validation>
        <table:content-validation table:name="val4" table:condition="of:cell-content-is-in-list(RelationTypes)" table:allow-empty-cell="true" table:display-list="unsorted" table:base-cell-address="Relations.A2">
          <table:help-message table:display="true"/>
          <table:error-message table:message-type="stop" table:display="true"/>
        </table:content-validation>
        <table:content-validation table:name="val5" table:condition="of:cell-content-is-in-list(OPPORTUNITIES)" table:allow-empty-cell="true" table:display-list="unsorted" table:base-cell-address="Relations.F2">
          <table:help-message table:display="true"/>
          <table:error-message table:message-type="stop" table:display="true"/>
        </table:content-validation>
        <table:content-validation table:name="val6" table:condition="of:cell-content-is-in-list(OPPORTUNITIES)" table:allow-empty-cell="true" table:display-list="unsorted" table:base-cell-address="Aspects.E2">
          <table:help-message table:display="true"/>
          <table:error-message table:message-type="stop" table:display="true"/>
        </table:content-validation>
        <table:content-validation table:name="val7" table:condition="of:cell-content-is-in-list(CHALLENGES)" table:allow-empty-cell="true" table:display-list="unsorted" table:base-cell-address="Users.E2">
          <table:help-message table:display="true"/>
          <table:error-message table:message-type="stop" table:display="true"/>
        </table:content-validation>
        <table:content-validation table:name="val8" table:condition="of:cell-content-is-in-list(GROUPS)" table:allow-empty-cell="true" table:display-list="unsorted" table:base-cell-address="Users.G2">
          <table:error-message table:message-type="stop" table:display="true"/>
        </table:content-validation>
        <table:content-validation table:name="val9" table:condition="of:cell-content-is-in-list([Groups.$A$2:.$A$4])" table:allow-empty-cell="true" table:display-list="unsorted" table:base-cell-address="Users.G400">
          <table:error-message table:message-type="stop" table:display="true"/>
        </table:content-validation>
        <table:content-validation table:name="val10" table:condition="of:cell-content-is-in-list([Challenges.$A$2:.$A$2])" table:allow-empty-cell="true" table:display-list="unsorted" table:base-cell-address="Users.S2"/>
      </table:content-validations>
      <table:table table:name="Information" table:style-name="ta1">
        <table:table-column table:style-name="co1" table:default-cell-style-name="ce20"/>
        <table:table-column table:style-name="co2" table:default-cell-style-name="ce20"/>
        <table:table-column table:style-name="co3" table:default-cell-style-name="ce20"/>
        <table:table-column table:style-name="co4" table:default-cell-style-name="ce20"/>
        <table:table-column table:style-name="co3" table:number-columns-repeated="60" table:default-cell-style-name="ce20"/>
        <table:table-row table:style-name="ro1">
          <table:table-cell table:number-columns-repeated="64"/>
        </table:table-row>
        <table:table-row table:style-name="ro2">
          <table:table-cell table:style-name="ce25"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22" office:value-type="string" calcext:value-type="string">
            <text:p>Hub</text:p>
          </table:table-cell>
          <table:table-cell table:style-name="ce22" office:value-type="string" calcext:value-type="string">
            <text:p>Information about the Challenge Hub being populated</text:p>
          </table:table-cell>
          <table:table-cell table:number-columns-repeated="62"/>
        </table:table-row>
        <table:table-row table:style-name="ro3">
          <table:table-cell table:style-name="ce22" office:value-type="string" calcext:value-type="string">
            <text:p>Groups</text:p>
          </table:table-cell>
          <table:table-cell table:style-name="ce22" office:value-type="string" calcext:value-type="string">
            <text:p>The list of user groups at the Hub level</text:p>
          </table:table-cell>
          <table:table-cell table:number-columns-repeated="62"/>
        </table:table-row>
        <table:table-row table:style-name="ro3">
          <table:table-cell table:style-name="ce22" office:value-type="string" calcext:value-type="string">
            <text:p>Challenges</text:p>
          </table:table-cell>
          <table:table-cell table:style-name="ce22" office:value-type="string" calcext:value-type="string">
            <text:p>List of challenges</text:p>
          </table:table-cell>
          <table:table-cell table:number-columns-repeated="62"/>
        </table:table-row>
        <table:table-row table:style-name="ro3">
          <table:table-cell table:style-name="ce22" office:value-type="string" calcext:value-type="string">
            <text:p>Opportunities</text:p>
          </table:table-cell>
          <table:table-cell table:style-name="ce22" office:value-type="string" calcext:value-type="string">
            <text:p>List of opportunities, plus which challenge each belongs to</text:p>
          </table:table-cell>
          <table:table-cell table:number-columns-repeated="62"/>
        </table:table-row>
        <table:table-row table:style-name="ro1">
          <table:table-cell table:style-name="ce22" office:value-type="string" calcext:value-type="string">
            <text:p>Organizations</text:p>
          </table:table-cell>
          <table:table-cell table:style-name="ce22" office:value-type="string" calcext:value-type="string">
            <text:p>The list of organizations for the Hub. </text:p>
          </table:table-cell>
          <table:table-cell table:number-columns-repeated="62"/>
        </table:table-row>
        <table:table-row table:style-name="ro3">
          <table:table-cell table:style-name="ce22" office:value-type="string" calcext:value-type="string">
            <text:p>Users</text:p>
          </table:table-cell>
          <table:table-cell table:style-name="ce22" office:value-type="string" calcext:value-type="string">
            <text:p>List of users plus any groups / challenges they belong to</text:p>
          </table:table-cell>
          <table:table-cell office:value-type="string" calcext:value-type="string">
            <text:p>Note: for now organizations are stored as a simple string, not tied to defined orgs</text:p>
          </table:table-cell>
          <table:table-cell table:number-columns-repeated="61"/>
        </table:table-row>
        <table:table-row table:style-name="ro1">
          <table:table-cell table:number-columns-repeated="64"/>
        </table:table-row>
        <table:table-row table:style-name="ro1">
          <table:table-cell table:number-columns-repeated="2"/>
          <table:table-cell table:style-name="ce36" table:formula="of:=CONTENT_BASE_URL&amp;[.F28]" office:value-type="string" office:string-value="https://gateway.pinata.cloud/ipfs/QmbecCLPbToKyt9CjfThTa6RXBUmUwuaC7y4wsHwM4Hb89/" calcext:value-type="string">
            <text:p>https://gateway.pinata.cloud/ipfs/QmbecCLPbToKyt9CjfThTa6RXBUmUwuaC7y4wsHwM4Hb89/</text:p>
          </table:table-cell>
          <table:table-cell table:number-columns-repeated="61"/>
        </table:table-row>
        <table:table-row table:style-name="ro1">
          <table:table-cell table:style-name="ce27" office:value-type="string" calcext:value-type="string">
            <text:p>Parameters</text:p>
          </table:table-cell>
          <table:table-cell table:number-columns-repeated="63"/>
        </table:table-row>
        <table:table-row table:style-name="ro1">
          <table:table-cell table:style-name="ce36" office:value-type="string" calcext:value-type="string">
            <text:p>Content base URL</text:p>
          </table:table-cell>
          <table:table-cell table:style-name="ce30" table:formula="of:=[.B14]&amp;[.B15]&amp;&quot;/&quot;" office:value-type="string" office:string-value="https://gateway.pinata.cloud/ipfs/QmbecCLPbToKyt9CjfThTa6RXBUmUwuaC7y4wsHwM4Hb89/" calcext:value-type="string">
            <text:p>https://gateway.pinata.cloud/ipfs/QmbecCLPbToKyt9CjfThTa6RXBUmUwuaC7y4wsHwM4Hb89/</text:p>
          </table:table-cell>
          <table:table-cell table:number-columns-repeated="62"/>
        </table:table-row>
        <table:table-row table:style-name="ro1">
          <table:table-cell table:style-name="ce37" office:value-type="string" calcext:value-type="string">
            <text:p>IPFS HTTP Gateway</text:p>
          </table:table-cell>
          <table:table-cell table:style-name="ce30" office:value-type="string" calcext:value-type="string">
            <text:p><text:a xlink:href="https://gateway.pinata.cloud/ipfs/" xlink:type="simple">https://gateway.pinata.cloud/ipfs/</text:a></text:p>
          </table:table-cell>
          <table:table-cell table:number-columns-repeated="62"/>
        </table:table-row>
        <table:table-row table:style-name="ro1">
          <table:table-cell table:style-name="ce37" office:value-type="string" calcext:value-type="string">
            <text:p>IPFS CID</text:p>
          </table:table-cell>
          <table:table-cell table:style-name="ce37" office:value-type="string" calcext:value-type="string">
            <text:p>QmbecCLPbToKyt9CjfThTa6RXBUmUwuaC7y4wsHwM4Hb89</text:p>
          </table:table-cell>
          <table:table-cell table:number-columns-repeated="62"/>
        </table:table-row>
        <table:table-row table:style-name="ro1" table:number-rows-repeated="12">
          <table:table-cell table:number-columns-repeated="64"/>
        </table:table-row>
        <table:table-row table:style-name="ro1">
          <table:table-cell/>
          <table:table-cell table:style-name="Default"/>
          <table:table-cell table:number-columns-repeated="62"/>
        </table:table-row>
        <table:table-row table:style-name="ro1" table:number-rows-repeated="1048547">
          <table:table-cell table:number-columns-repeated="64"/>
        </table:table-row>
        <table:table-row table:style-name="ro1">
          <table:table-cell table:number-columns-repeated="64"/>
        </table:table-row>
      </table:table>
      <table:table table:name="Hub" table:style-name="ta1">
        <table:table-column table:style-name="co6" table:default-cell-style-name="ce20"/>
        <table:table-column table:style-name="co7" table:default-cell-style-name="ce20"/>
        <table:table-column table:style-name="co8" table:number-columns-repeated="2" table:default-cell-style-name="ce20"/>
        <table:table-column table:style-name="co9" table:default-cell-style-name="ce51"/>
        <table:table-column table:style-name="co10" table:default-cell-style-name="ce51"/>
        <table:table-column table:style-name="co11" table:default-cell-style-name="ce51"/>
        <table:table-column table:style-name="co3" table:default-cell-style-name="ce20"/>
        <table:table-column table:style-name="co12" table:number-columns-repeated="3" table:default-cell-style-name="ce20"/>
        <table:table-column table:style-name="co13" table:default-cell-style-name="ce20"/>
        <table:table-column table:style-name="co12" table:number-columns-repeated="2" table:default-cell-style-name="ce20"/>
        <table:table-column table:style-name="co14" table:default-cell-style-name="ce20"/>
        <table:table-column table:style-name="co12" table:default-cell-style-name="Default"/>
        <table:table-column table:style-name="co3" table:number-columns-repeated="52" table:default-cell-style-name="ce20"/>
        <table:table-row table:style-name="ro3">
          <table:table-cell table:style-name="ce40" office:value-type="string" calcext:value-type="string">
            <text:p>DISPLAY_NAME</text:p>
          </table:table-cell>
          <table:table-cell table:style-name="ce40" office:value-type="string" calcext:value-type="string">
            <text:p>NAME_ID</text:p>
          </table:table-cell>
          <table:table-cell table:style-name="ce45" office:value-type="string" calcext:value-type="string">
            <text:p>HOST</text:p>
          </table:table-cell>
          <table:table-cell table:style-name="ce45" office:value-type="string" calcext:value-type="string">
            <text:p>TAGLINE</text:p>
          </table:table-cell>
          <table:table-cell table:style-name="ce47" office:value-type="string" calcext:value-type="string">
            <text:p>VISION</text:p>
          </table:table-cell>
          <table:table-cell table:style-name="ce47" office:value-type="string" calcext:value-type="string">
            <text:p>BACKGROUND</text:p>
          </table:table-cell>
          <table:table-cell table:style-name="ce47" office:value-type="string" calcext:value-type="string">
            <text:p>IMPACT</text:p>
          </table:table-cell>
          <table:table-cell table:style-name="ce45" office:value-type="string" calcext:value-type="string">
            <text:p>WHO</text:p>
          </table:table-cell>
          <table:table-cell table:style-name="ce45" office:value-type="string" calcext:value-type="string">
            <text:p>TAGS</text:p>
          </table:table-cell>
          <table:table-cell table:style-name="ce53" office:value-type="string" calcext:value-type="string">
            <text:p>VISUAL_AVATAR</text:p>
          </table:table-cell>
          <table:table-cell table:style-name="ce53" office:value-type="string" calcext:value-type="string">
            <text:p>VISUAL_FILE</text:p>
          </table:table-cell>
          <table:table-cell table:style-name="ce53" office:value-type="string" calcext:value-type="string">
            <text:p>VISUAL_BACKGROUND</text:p>
          </table:table-cell>
          <table:table-cell table:style-name="ce53" office:value-type="string" calcext:value-type="string">
            <text:p>VISUAL_BANNER</text:p>
          </table:table-cell>
          <table:table-cell table:style-name="ce45" office:value-type="string" calcext:value-type="string">
            <text:p>REF_WEBSITE</text:p>
          </table:table-cell>
          <table:table-cell table:style-name="ce45" office:value-type="string" calcext:value-type="string">
            <text:p>REF_REPO</text:p>
          </table:table-cell>
          <table:table-cell/>
          <table:table-cell table:style-name="ce57" table:number-columns-repeated="14"/>
          <table:table-cell table:number-columns-repeated="38"/>
        </table:table-row>
        <table:table-row table:style-name="ro4">
          <table:table-cell table:style-name="ce9" office:value-type="string" calcext:value-type="string">
            <text:p>UN Sustainable Development Goals</text:p>
          </table:table-cell>
          <table:table-cell table:style-name="ce22" office:value-type="string" calcext:value-type="string">
            <text:p>un-sdgs</text:p>
          </table:table-cell>
          <table:table-cell table:style-name="ce22" office:value-type="string" calcext:value-type="string">
            <text:p>united-nations</text:p>
          </table:table-cell>
          <table:table-cell table:style-name="ce22" office:value-type="string" calcext:value-type="string">
            <text:p>A shared blueprint for peace and prosperity for people and the planet, now and into the future</text:p>
          </table:table-cell>
          <table:table-cell table:style-name="ce48" office:value-type="string" calcext:value-type="string">
            <text:p>The 17 Sustainable Development Goals (SDGs) are a framework for global action, allowing us to align and coordinate our actions in pursuit of the a better future.</text:p>
          </table:table-cell>
          <table:table-cell table:style-name="ce48"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 </text:p>
          </table:table-cell>
          <table:table-cell table:style-name="ce48"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22" office:value-type="string" calcext:value-type="string">
            <text:p>Everyone</text:p>
          </table:table-cell>
          <table:table-cell table:style-name="ce37" office:value-type="string" calcext:value-type="string">
            <text:p>collaborate, connect, context, coordinate, community, challenge</text:p>
          </table:table-cell>
          <table:table-cell table:style-name="ce54" office:value-type="string" calcext:value-type="string">
            <text:p><text:a xlink:href="https://sdgs.un.org/themes/custom/porto/assets/images/logo.svg" xlink:type="simple">https://sdgs.un.org/themes/custom/porto/assets/images/logo.svg</text:a></text:p>
          </table:table-cell>
          <table:table-cell table:style-name="ce36" office:value-type="string" calcext:value-type="string">
            <text:p>sdgs-ecoverse-background.jpg</text:p>
          </table:table-cell>
          <table:table-cell table:style-name="ce36" table:formula="of:=[$Information.B13]&amp;[.K2]" office:value-type="string" office:string-value="https://gateway.pinata.cloud/ipfs/QmbecCLPbToKyt9CjfThTa6RXBUmUwuaC7y4wsHwM4Hb89/sdgs-ecoverse-background.jpg" calcext:value-type="string">
            <text:p>https://gateway.pinata.cloud/ipfs/QmbecCLPbToKyt9CjfThTa6RXBUmUwuaC7y4wsHwM4Hb89/sdgs-ecoverse-background.jpg</text:p>
          </table:table-cell>
          <table:table-cell table:style-name="ce37" office:value-type="string" calcext:value-type="string">
            <text:p>https://sdgs.un.org/themes/custom/porto/assets/goals/global-goals.png</text:p>
          </table:table-cell>
          <table:table-cell table:style-name="ce55" office:value-type="string" calcext:value-type="string">
            <text:p><text:a xlink:href="https://sdgs.un.org/goals" xlink:type="simple">https://sdgs.un.org/goals</text:a></text:p>
          </table:table-cell>
          <table:table-cell table:style-name="ce56" office:value-type="string" calcext:value-type="string">
            <text:p>http://github.com/cherrytwist</text:p>
          </table:table-cell>
          <table:table-cell table:number-columns-repeated="53"/>
        </table:table-row>
        <table:table-row table:style-name="ro3" table:number-rows-repeated="3">
          <table:table-cell table:number-columns-repeated="68"/>
        </table:table-row>
        <table:table-row table:style-name="ro3">
          <table:table-cell table:number-columns-repeated="4"/>
          <table:table-cell table:style-name="ce48"/>
          <table:table-cell table:number-columns-repeated="63"/>
        </table:table-row>
        <table:table-row table:style-name="ro3" table:number-rows-repeated="974">
          <table:table-cell table:number-columns-repeated="68"/>
        </table:table-row>
        <table:table-row table:style-name="ro1" table:number-rows-repeated="1047595">
          <table:table-cell table:number-columns-repeated="68"/>
        </table:table-row>
        <table:table-row table:style-name="ro1">
          <table:table-cell table:number-columns-repeated="68"/>
        </table:table-row>
      </table:table>
      <table:table table:name="Challenges" table:style-name="ta1">
        <table:table-column table:style-name="co15" table:number-columns-repeated="2" table:default-cell-style-name="ce20"/>
        <table:table-column table:style-name="co16" table:default-cell-style-name="ce20"/>
        <table:table-column table:style-name="co17" table:number-columns-repeated="2" table:default-cell-style-name="ce20"/>
        <table:table-column table:style-name="co13" table:default-cell-style-name="ce20"/>
        <table:table-column table:style-name="co18" table:default-cell-style-name="ce20"/>
        <table:table-column table:style-name="co3" table:number-columns-repeated="2" table:default-cell-style-name="ce20"/>
        <table:table-column table:style-name="co19" table:default-cell-style-name="ce20"/>
        <table:table-column table:style-name="co20" table:number-columns-repeated="3" table:default-cell-style-name="ce20"/>
        <table:table-column table:style-name="co21" table:default-cell-style-name="ce20"/>
        <table:table-column table:style-name="co22" table:default-cell-style-name="ce20"/>
        <table:table-column table:style-name="co23" table:default-cell-style-name="ce20"/>
        <table:table-column table:style-name="co3" table:default-cell-style-name="ce20"/>
        <table:table-column table:style-name="co23" table:default-cell-style-name="ce20"/>
        <table:table-column table:style-name="co3" table:number-columns-repeated="50" table:default-cell-style-name="ce20"/>
        <table:table-row table:style-name="ro3">
          <table:table-cell table:style-name="ce40" office:value-type="string" calcext:value-type="string">
            <text:p>DISPLAY_NAME</text:p>
          </table:table-cell>
          <table:table-cell table:style-name="ce40" office:value-type="string" calcext:value-type="string">
            <text:p>NAME_ID</text:p>
          </table:table-cell>
          <table:table-cell table:style-name="ce45" office:value-type="string" calcext:value-type="string">
            <text:p>LEAD_ORGS</text:p>
          </table:table-cell>
          <table:table-cell table:style-name="ce45" office:value-type="string" calcext:value-type="string">
            <text:p>MEMBER_ORGS</text:p>
          </table:table-cell>
          <table:table-cell table:style-name="ce45" office:value-type="string" calcext:value-type="string">
            <text:p>TAGLINE</text:p>
          </table:table-cell>
          <table:table-cell table:style-name="ce45" office:value-type="string" calcext:value-type="string">
            <text:p>VISION</text:p>
          </table:table-cell>
          <table:table-cell table:style-name="ce45" office:value-type="string" calcext:value-type="string">
            <text:p>BACKGROUND</text:p>
          </table:table-cell>
          <table:table-cell table:style-name="ce45" office:value-type="string" calcext:value-type="string">
            <text:p>IMPACT</text:p>
          </table:table-cell>
          <table:table-cell table:style-name="ce45" office:value-type="string" calcext:value-type="string">
            <text:p>WHO</text:p>
          </table:table-cell>
          <table:table-cell table:style-name="ce45" office:value-type="string" calcext:value-type="string">
            <text:p>TAGS</text:p>
          </table:table-cell>
          <table:table-cell table:style-name="ce45" office:value-type="string" calcext:value-type="string">
            <text:p>COUNTRY</text:p>
          </table:table-cell>
          <table:table-cell table:style-name="ce45" office:value-type="string" calcext:value-type="string">
            <text:p>CITY</text:p>
          </table:table-cell>
          <table:table-cell table:style-name="ce53" office:value-type="string" calcext:value-type="string">
            <text:p>VISUAL_AVATAR</text:p>
          </table:table-cell>
          <table:table-cell table:style-name="ce53" office:value-type="string" calcext:value-type="string">
            <text:p>VISUAL_BACKGROUND_FILE</text:p>
          </table:table-cell>
          <table:table-cell table:style-name="ce53" office:value-type="string" calcext:value-type="string">
            <text:p>VISUAL_BACKGROUND</text:p>
          </table:table-cell>
          <table:table-cell table:style-name="ce53" office:value-type="string" calcext:value-type="string">
            <text:p>VISUAL_BANNER</text:p>
          </table:table-cell>
          <table:table-cell table:style-name="ce57" office:value-type="string" calcext:value-type="string">
            <text:p>REF_JITSI</text:p>
          </table:table-cell>
          <table:table-cell table:style-name="ce45" office:value-type="string" calcext:value-type="string">
            <text:p>REF_VIDEO</text:p>
          </table:table-cell>
          <table:table-cell table:style-name="ce57" table:number-columns-repeated="13"/>
          <table:table-cell table:number-columns-repeated="37"/>
        </table:table-row>
        <table:table-row table:style-name="ro5">
          <table:table-cell table:style-name="ce36" office:value-type="string" calcext:value-type="string">
            <text:p>02 Zero Hunger</text:p>
          </table:table-cell>
          <table:table-cell table:style-name="ce22" office:value-type="string" calcext:value-type="string">
            <text:p>food</text:p>
          </table:table-cell>
          <table:table-cell table:style-name="ce22" office:value-type="string" calcext:value-type="string">
            <text:p>Food</text:p>
          </table:table-cell>
          <table:table-cell table:style-name="ce22"/>
          <table:table-cell table:style-name="ce22" office:value-type="string" calcext:value-type="string">
            <text:p>End hunger, achieve food security and improved nutrition and promote sustainable agriculture</text:p>
          </table:table-cell>
          <table:table-cell table:style-name="ce59"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 </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 </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table:style-name="ce22" office:value-type="string" calcext:value-type="string">
            <text:p>End hunger, achieve food security and improved nutrition and promote sustainable agriculture</text:p>
          </table:table-cell>
          <table:table-cell table:style-name="ce22"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22" office:value-type="string" calcext:value-type="string">
            <text:p>Global community</text:p>
          </table:table-cell>
          <table:table-cell table:style-name="ce37" office:value-type="string" calcext:value-type="string">
            <text:p>hunger, equal access, land use, food, nutrition</text:p>
          </table:table-cell>
          <table:table-cell table:style-name="ce37" table:number-columns-repeated="2"/>
          <table:table-cell office:value-type="string" calcext:value-type="string">
            <text:p>https://unstats.un.org//sdgs/report/2020/img/goal2_icon.png</text:p>
          </table:table-cell>
          <table:table-cell table:style-name="ce36"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4" office:value-type="string" calcext:value-type="string">
            <text:p>https://sdgs.un.org/themes/custom/porto/assets/goals/images/img-goal-2.jpg</text:p>
          </table:table-cell>
          <table:table-cell table:style-name="Default" table:formula="of:=&quot;https://meet.jit.si/ecoverse_&quot;&amp;[$Hub.$B$2]&amp;&quot;_&quot;&amp;[.B2]" office:value-type="string" office:string-value="https://meet.jit.si/ecoverse_un-sdgs_food" calcext:value-type="string">
            <text:p>https://meet.jit.si/ecoverse_un-sdgs_food</text:p>
          </table:table-cell>
          <table:table-cell table:style-name="ce56" office:value-type="string" calcext:value-type="string">
            <text:p><text:a xlink:href="https://www.youtube.com/watch?v=v4qj6MRCdIo" xlink:type="simple">https://www.youtube.com/watch?v=v4qj6MRCdIo</text:a></text:p>
          </table:table-cell>
          <table:table-cell table:number-columns-repeated="50"/>
        </table:table-row>
        <table:table-row table:style-name="ro6">
          <table:table-cell table:style-name="ce36" office:value-type="string" calcext:value-type="string">
            <text:p>07 Affordable And Clean Energy</text:p>
          </table:table-cell>
          <table:table-cell table:style-name="ce22" office:value-type="string" calcext:value-type="string">
            <text:p>energy</text:p>
          </table:table-cell>
          <table:table-cell table:style-name="ce22" office:value-type="string" calcext:value-type="string">
            <text:p>Energy</text:p>
          </table:table-cell>
          <table:table-cell table:style-name="ce22"/>
          <table:table-cell table:style-name="ce22" office:value-type="string" calcext:value-type="string">
            <text:p>Ensure access to affordable, reliable, sustainable and modern energy for all</text:p>
          </table:table-cell>
          <table:table-cell table:style-name="ce59"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Global primary energy intensity (the energy used per unit of GDP) improved by 2.2 per cent annually, from 5.2 per cent in 2015 to 5.0 per cent in 2017, but was still short of the 2.7 per cent annual rate needed to reach target 7.3.</text:p>
            <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Ensure access to affordable, reliable, sustainable and modern energy for all</text:p>
          </table:table-cell>
          <table:table-cell table:style-name="ce22"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table:style-name="ce22" office:value-type="string" calcext:value-type="string">
            <text:p>Global community</text:p>
          </table:table-cell>
          <table:table-cell table:style-name="ce37" office:value-type="string" calcext:value-type="string">
            <text:p>energy, grid, renewable, balanced, clean</text:p>
          </table:table-cell>
          <table:table-cell table:style-name="ce37" table:number-columns-repeated="2"/>
          <table:table-cell table:style-name="ce56" office:value-type="string" calcext:value-type="string">
            <text:p>https://unstats.un.org/sdgs/assets/img/sliders/goal1_menu_icon.jpg</text:p>
          </table:table-cell>
          <table:table-cell table:style-name="ce36"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4" office:value-type="string" calcext:value-type="string">
            <text:p>https://sdgs.un.org/themes/custom/porto/assets/goals/images/img-goal-5.jpg</text:p>
          </table:table-cell>
          <table:table-cell table:style-name="Default" table:formula="of:=&quot;https://meet.jit.si/ecoverse_&quot;&amp;[$Hub.$B$2]&amp;&quot;_&quot;&amp;[.B3]" office:value-type="string" office:string-value="https://meet.jit.si/ecoverse_un-sdgs_energy" calcext:value-type="string">
            <text:p>https://meet.jit.si/ecoverse_un-sdgs_energy</text:p>
          </table:table-cell>
          <table:table-cell table:style-name="ce56" office:value-type="string" calcext:value-type="string">
            <text:p><text:a xlink:href="https://www.youtube.com/watch?v=uOFCyAjH6ew" xlink:type="simple">https://www.youtube.com/watch?v=uOFCyAjH6ew</text:a></text:p>
          </table:table-cell>
          <table:table-cell table:number-columns-repeated="50"/>
        </table:table-row>
        <table:table-row table:style-name="ro7">
          <table:table-cell table:style-name="ce36" office:value-type="string" calcext:value-type="string">
            <text:p>06 Clean Water And Sanitation</text:p>
          </table:table-cell>
          <table:table-cell table:style-name="ce22" office:value-type="string" calcext:value-type="string">
            <text:p>water</text:p>
          </table:table-cell>
          <table:table-cell table:style-name="ce22" office:value-type="string" calcext:value-type="string">
            <text:p>Water</text:p>
          </table:table-cell>
          <table:table-cell table:style-name="ce22"/>
          <table:table-cell table:style-name="ce22" office:value-type="string" calcext:value-type="string">
            <text:p>Ensure availability and sustainable management of water and sanitation for all</text:p>
          </table:table-cell>
          <table:table-cell table:style-name="ce22"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
            <text:p>In 2016, one in four health-care facilities throughout the world lacked basic water services, and one in five had no sanitation services.</text:p>
            <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
            <text:p>Preliminary estimates from 79 mostly high- and higher-middle income countries in 2019 suggest that, in about one quarter of the countries, less than half of all household wastewater flows were treated safely.</text:p>
            <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Ensure availability and sustainable management of water and sanitation for all</text:p>
          </table:table-cell>
          <table:table-cell table:style-name="ce22" office:value-type="string" calcext:value-type="string">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22" office:value-type="string" calcext:value-type="string">
            <text:p>Global community</text:p>
          </table:table-cell>
          <table:table-cell table:style-name="ce37" office:value-type="string" calcext:value-type="string">
            <text:p>water, pollution, fresh water, sea, hygiene</text:p>
          </table:table-cell>
          <table:table-cell table:style-name="ce37" table:number-columns-repeated="2"/>
          <table:table-cell table:style-name="ce56" office:value-type="string" calcext:value-type="string">
            <text:p>https://sdgs.un.org/sites/default/files/styles/sdgs_news_thumbnail/public/news/orange_and_white_key_takeaways_twitter_post.jpg?itok=CJDJihiF</text:p>
          </table:table-cell>
          <table:table-cell table:style-name="ce22" office:value-type="string" calcext:value-type="string">
            <text:p>The-Sustainable-Development-Goals-Report-2020_Page_13_0.png</text:p>
          </table:table-cell>
          <table:table-cell table:number-columns-repeated="2" table:style-name="ce54" office:value-type="string" calcext:value-type="string">
            <text:p>https://sdgs.un.org/themes/custom/porto/assets/goals/images/img-goal-6.jpg</text:p>
          </table:table-cell>
          <table:table-cell table:style-name="Default" table:formula="of:=&quot;https://meet.jit.si/ecoverse_&quot;&amp;[$Hub.$B$2]&amp;&quot;_&quot;&amp;[.B4]" office:value-type="string" office:string-value="https://meet.jit.si/ecoverse_un-sdgs_water" calcext:value-type="string">
            <text:p>https://meet.jit.si/ecoverse_un-sdgs_water</text:p>
          </table:table-cell>
          <table:table-cell table:style-name="ce56" office:value-type="string" calcext:value-type="string">
            <text:p><text:a xlink:href="https://www.youtube.com/watch?v=YTIPokrtNQ0" xlink:type="simple">https://www.youtube.com/watch?v=YTIPokrtNQ0</text:a></text:p>
          </table:table-cell>
          <table:table-cell table:number-columns-repeated="50"/>
        </table:table-row>
        <table:table-row table:style-name="ro8">
          <table:table-cell table:style-name="ce36" office:value-type="string" calcext:value-type="string">
            <text:p>13 Climate Action</text:p>
          </table:table-cell>
          <table:table-cell table:style-name="ce22" office:value-type="string" calcext:value-type="string">
            <text:p>climate</text:p>
          </table:table-cell>
          <table:table-cell table:style-name="ce22" office:value-type="string" calcext:value-type="string">
            <text:p>Climate</text:p>
          </table:table-cell>
          <table:table-cell table:style-name="ce22"/>
          <table:table-cell table:style-name="ce22" office:value-type="string" calcext:value-type="string">
            <text:p>Take urgent action to combat climate change and its impacts*</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37" office:value-type="string" calcext:value-type="string">
            <text:p>global warming, carbon, heating, fossil fuels</text:p>
          </table:table-cell>
          <table:table-cell table:style-name="ce37" table:number-columns-repeated="2"/>
          <table:table-cell table:style-name="ce56" office:value-type="string" calcext:value-type="string">
            <text:p>https://sdgs.un.org/sites/default/files/styles/sdgs_news_thumbnail/public/news/orange_and_white_key_takeaways_twitter_post.jpg?itok=CJDJihiF</text:p>
          </table:table-cell>
          <table:table-cell table:style-name="ce36"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4" office:value-type="string" calcext:value-type="string">
            <text:p>https://sdgs.un.org/themes/custom/porto/assets/goals/images/img-goal-13.jpg</text:p>
          </table:table-cell>
          <table:table-cell table:style-name="Default" table:formula="of:=&quot;https://meet.jit.si/ecoverse_&quot;&amp;[$Hub.$B$2]&amp;&quot;_&quot;&amp;[.B5]" office:value-type="string" office:string-value="https://meet.jit.si/ecoverse_un-sdgs_climate" calcext:value-type="string">
            <text:p>https://meet.jit.si/ecoverse_un-sdgs_climate</text:p>
          </table:table-cell>
          <table:table-cell table:style-name="ce56" office:value-type="string" calcext:value-type="string">
            <text:p><text:a xlink:href="https://www.youtube.com/watch?v=TPnRqFeXiP0" xlink:type="simple">https://www.youtube.com/watch?v=TPnRqFeXiP0</text:a></text:p>
          </table:table-cell>
          <table:table-cell table:number-columns-repeated="50"/>
        </table:table-row>
        <table:table-row table:style-name="ro8">
          <table:table-cell table:style-name="ce36" office:value-type="string" calcext:value-type="string">
            <text:p>01 No Poverty</text:p>
          </table:table-cell>
          <table:table-cell table:style-name="ce22" office:value-type="string" calcext:value-type="string">
            <text:p>ch1</text:p>
          </table:table-cell>
          <table:table-cell table:style-name="ce22" office:value-type="string" calcext:value-type="string">
            <text:p>Climate</text:p>
          </table:table-cell>
          <table:table-cell table:style-name="ce62" office:value-type="string" calcext:value-type="string">
            <text:p>world-bank</text:p>
          </table:table-cell>
          <table:table-cell table:style-name="ce40" office:value-type="string" calcext:value-type="string">
            <text:p>End poverty in all its forms everywhere</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37" office:value-type="string" calcext:value-type="string">
            <text:p>income, fair wage, access, conditions</text:p>
          </table:table-cell>
          <table:table-cell table:style-name="ce37" office:value-type="string" calcext:value-type="string">
            <text:p>USA</text:p>
          </table:table-cell>
          <table:table-cell table:style-name="ce37" office:value-type="string" calcext:value-type="string">
            <text:p>Washington, DC</text:p>
          </table:table-cell>
          <table:table-cell table:style-name="ce56" office:value-type="string" calcext:value-type="string">
            <text:p>https://unstats.un.org/sdgs/assets/img/sliders/goal1_menu_icon.jpg</text:p>
          </table:table-cell>
          <table:table-cell table:style-name="ce36"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4" office:value-type="string" calcext:value-type="string">
            <text:p>https://sdgs.un.org/themes/custom/porto/assets/goals/images/img-goal-1.jpg</text:p>
          </table:table-cell>
          <table:table-cell table:style-name="Default" table:formula="of:=&quot;https://meet.jit.si/ecoverse_&quot;&amp;[$Hub.$B$2]&amp;&quot;_&quot;&amp;[.B6]" office:value-type="string" office:string-value="https://meet.jit.si/ecoverse_un-sdgs_ch1" calcext:value-type="string">
            <text:p>https://meet.jit.si/ecoverse_un-sdgs_ch1</text:p>
          </table:table-cell>
          <table:table-cell table:style-name="ce56"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36" office:value-type="string" calcext:value-type="string">
            <text:p>03 Good Health And Well-Being</text:p>
          </table:table-cell>
          <table:table-cell table:style-name="ce22" office:value-type="string" calcext:value-type="string">
            <text:p>ch3</text:p>
          </table:table-cell>
          <table:table-cell table:style-name="ce22" office:value-type="string" calcext:value-type="string">
            <text:p>Food</text:p>
          </table:table-cell>
          <table:table-cell table:style-name="ce22"/>
          <table:table-cell table:style-name="ce40" office:value-type="string" calcext:value-type="string">
            <text:p>Ensure healthy lives and promote well-being for all at all ages </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37" office:value-type="string" calcext:value-type="string">
            <text:p>health, wellness, exercise, nutrition</text:p>
          </table:table-cell>
          <table:table-cell table:style-name="ce37" table:number-columns-repeated="2"/>
          <table:table-cell table:style-name="ce56" office:value-type="string" calcext:value-type="string">
            <text:p>https://unstats.un.org/sdgs/assets/img/sliders/goal1_menu_icon.jpg</text:p>
          </table:table-cell>
          <table:table-cell table:style-name="ce36"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4" office:value-type="string" calcext:value-type="string">
            <text:p>https://sdgs.un.org/themes/custom/porto/assets/goals/images/img-goal-3.jpg</text:p>
          </table:table-cell>
          <table:table-cell table:style-name="Default" table:formula="of:=&quot;https://meet.jit.si/ecoverse_&quot;&amp;[$Hub.$B$2]&amp;&quot;_&quot;&amp;[.B7]" office:value-type="string" office:string-value="https://meet.jit.si/ecoverse_un-sdgs_ch3" calcext:value-type="string">
            <text:p>https://meet.jit.si/ecoverse_un-sdgs_ch3</text:p>
          </table:table-cell>
          <table:table-cell table:style-name="ce56"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36" office:value-type="string" calcext:value-type="string">
            <text:p>04 Quality Education</text:p>
          </table:table-cell>
          <table:table-cell table:style-name="ce22" office:value-type="string" calcext:value-type="string">
            <text:p>ch4</text:p>
          </table:table-cell>
          <table:table-cell table:style-name="ce22" office:value-type="string" calcext:value-type="string">
            <text:p>Food</text:p>
          </table:table-cell>
          <table:table-cell table:style-name="ce22"/>
          <table:table-cell table:style-name="ce40" office:value-type="string" calcext:value-type="string">
            <text:p>Ensure inclusive and equitable quality education and promote lifelong learning opportunities for all.</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37" office:value-type="string" calcext:value-type="string">
            <text:p>Equality, access, schools, curriculum</text:p>
          </table:table-cell>
          <table:table-cell table:style-name="ce37" table:number-columns-repeated="2"/>
          <table:table-cell table:style-name="ce56" office:value-type="string" calcext:value-type="string">
            <text:p>https://unstats.un.org/sdgs/assets/img/sliders/goal1_menu_icon.jpg</text:p>
          </table:table-cell>
          <table:table-cell table:style-name="ce36"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4" office:value-type="string" calcext:value-type="string">
            <text:p>https://sdgs.un.org/themes/custom/porto/assets/goals/images/img-goal-4.jpg</text:p>
          </table:table-cell>
          <table:table-cell table:style-name="Default" table:formula="of:=&quot;https://meet.jit.si/ecoverse_&quot;&amp;[$Hub.$B$2]&amp;&quot;_&quot;&amp;[.B8]" office:value-type="string" office:string-value="https://meet.jit.si/ecoverse_un-sdgs_ch4" calcext:value-type="string">
            <text:p>https://meet.jit.si/ecoverse_un-sdgs_ch4</text:p>
          </table:table-cell>
          <table:table-cell table:style-name="ce56"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36" office:value-type="string" calcext:value-type="string">
            <text:p>05 Gender Equality</text:p>
          </table:table-cell>
          <table:table-cell table:style-name="ce22" office:value-type="string" calcext:value-type="string">
            <text:p>ch5</text:p>
          </table:table-cell>
          <table:table-cell table:style-name="ce22" office:value-type="string" calcext:value-type="string">
            <text:p>Food</text:p>
          </table:table-cell>
          <table:table-cell table:style-name="ce22"/>
          <table:table-cell table:style-name="ce40" office:value-type="string" calcext:value-type="string">
            <text:p>Achieve gender equality and empower all women and girls.</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37" office:value-type="string" calcext:value-type="string">
            <text:p>Female, access, family, role</text:p>
          </table:table-cell>
          <table:table-cell table:style-name="ce37" table:number-columns-repeated="2"/>
          <table:table-cell table:style-name="ce56" office:value-type="string" calcext:value-type="string">
            <text:p>https://unstats.un.org/sdgs/assets/img/sliders/goal1_menu_icon.jpg</text:p>
          </table:table-cell>
          <table:table-cell table:style-name="ce36"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4" office:value-type="string" calcext:value-type="string">
            <text:p>https://sdgs.un.org/themes/custom/porto/assets/goals/images/img-goal-5.jpg</text:p>
          </table:table-cell>
          <table:table-cell table:style-name="Default" table:formula="of:=&quot;https://meet.jit.si/ecoverse_&quot;&amp;[$Hub.$B$2]&amp;&quot;_&quot;&amp;[.B9]" office:value-type="string" office:string-value="https://meet.jit.si/ecoverse_un-sdgs_ch5" calcext:value-type="string">
            <text:p>https://meet.jit.si/ecoverse_un-sdgs_ch5</text:p>
          </table:table-cell>
          <table:table-cell table:style-name="ce56"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36" office:value-type="string" calcext:value-type="string">
            <text:p>08 Decent Work And Economic Growth</text:p>
          </table:table-cell>
          <table:table-cell table:style-name="ce22" office:value-type="string" calcext:value-type="string">
            <text:p>ch8</text:p>
          </table:table-cell>
          <table:table-cell table:style-name="ce22" office:value-type="string" calcext:value-type="string">
            <text:p>Energy</text:p>
          </table:table-cell>
          <table:table-cell table:style-name="ce22"/>
          <table:table-cell table:style-name="ce40" office:value-type="string" calcext:value-type="string">
            <text:p>Promote sustained, inclusive and sustainable economic growth, full and productive employment and decent work for all.</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37" office:value-type="string" calcext:value-type="string">
            <text:p>Market, meaning, income, recognition</text:p>
          </table:table-cell>
          <table:table-cell table:style-name="ce37" table:number-columns-repeated="2"/>
          <table:table-cell table:style-name="ce56" office:value-type="string" calcext:value-type="string">
            <text:p>https://unstats.un.org/sdgs/assets/img/sliders/goal1_menu_icon.jpg</text:p>
          </table:table-cell>
          <table:table-cell table:style-name="ce36"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4" office:value-type="string" calcext:value-type="string">
            <text:p>https://sdgs.un.org/themes/custom/porto/assets/goals/images/img-goal-8.jpg</text:p>
          </table:table-cell>
          <table:table-cell table:style-name="Default" table:formula="of:=&quot;https://meet.jit.si/ecoverse_&quot;&amp;[$Hub.$B$2]&amp;&quot;_&quot;&amp;[.B10]" office:value-type="string" office:string-value="https://meet.jit.si/ecoverse_un-sdgs_ch8" calcext:value-type="string">
            <text:p>https://meet.jit.si/ecoverse_un-sdgs_ch8</text:p>
          </table:table-cell>
          <table:table-cell table:style-name="ce56"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36" office:value-type="string" calcext:value-type="string">
            <text:p>09 Industrial, Innovation + Infrastructure</text:p>
          </table:table-cell>
          <table:table-cell table:style-name="ce22" office:value-type="string" calcext:value-type="string">
            <text:p>ch9</text:p>
          </table:table-cell>
          <table:table-cell table:style-name="ce22" office:value-type="string" calcext:value-type="string">
            <text:p>Energy</text:p>
          </table:table-cell>
          <table:table-cell table:style-name="ce22"/>
          <table:table-cell table:style-name="ce40" office:value-type="string" calcext:value-type="string">
            <text:p>Build resilient infrastructure, promote inclusive and sustainable industrialization and foster innovation.</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37" office:value-type="string" calcext:value-type="string">
            <text:p>Innovation, fundamentals, manufacturing, workers</text:p>
          </table:table-cell>
          <table:table-cell table:style-name="ce37" table:number-columns-repeated="2"/>
          <table:table-cell table:style-name="ce56" office:value-type="string" calcext:value-type="string">
            <text:p>https://unstats.un.org/sdgs/assets/img/sliders/goal1_menu_icon.jpg</text:p>
          </table:table-cell>
          <table:table-cell table:style-name="ce36"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4" office:value-type="string" calcext:value-type="string">
            <text:p>https://sdgs.un.org/themes/custom/porto/assets/goals/images/img-goal-9.jpg</text:p>
          </table:table-cell>
          <table:table-cell table:style-name="Default" table:formula="of:=&quot;https://meet.jit.si/ecoverse_&quot;&amp;[$Hub.$B$2]&amp;&quot;_&quot;&amp;[.B11]" office:value-type="string" office:string-value="https://meet.jit.si/ecoverse_un-sdgs_ch9" calcext:value-type="string">
            <text:p>https://meet.jit.si/ecoverse_un-sdgs_ch9</text:p>
          </table:table-cell>
          <table:table-cell table:style-name="ce56"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36" office:value-type="string" calcext:value-type="string">
            <text:p>10 Reduced Inequalities</text:p>
          </table:table-cell>
          <table:table-cell table:style-name="ce22" office:value-type="string" calcext:value-type="string">
            <text:p>ch10</text:p>
          </table:table-cell>
          <table:table-cell table:style-name="ce22" office:value-type="string" calcext:value-type="string">
            <text:p>Energy</text:p>
          </table:table-cell>
          <table:table-cell table:style-name="ce22"/>
          <table:table-cell table:style-name="ce40" office:value-type="string" calcext:value-type="string">
            <text:p>Reduce inequality within and among countries.</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37" office:value-type="string" calcext:value-type="string">
            <text:p>Fairness, investment, third world, debt</text:p>
          </table:table-cell>
          <table:table-cell table:style-name="ce37" table:number-columns-repeated="2"/>
          <table:table-cell table:style-name="ce56" office:value-type="string" calcext:value-type="string">
            <text:p>https://unstats.un.org/sdgs/assets/img/sliders/goal1_menu_icon.jpg</text:p>
          </table:table-cell>
          <table:table-cell table:style-name="ce36"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4" office:value-type="string" calcext:value-type="string">
            <text:p>https://sdgs.un.org/themes/custom/porto/assets/goals/images/img-goal-10.jpg</text:p>
          </table:table-cell>
          <table:table-cell table:style-name="Default" table:formula="of:=&quot;https://meet.jit.si/ecoverse_&quot;&amp;[$Hub.$B$2]&amp;&quot;_&quot;&amp;[.B12]" office:value-type="string" office:string-value="https://meet.jit.si/ecoverse_un-sdgs_ch10" calcext:value-type="string">
            <text:p>https://meet.jit.si/ecoverse_un-sdgs_ch10</text:p>
          </table:table-cell>
          <table:table-cell table:style-name="ce56"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36" office:value-type="string" calcext:value-type="string">
            <text:p>11 Sustainable Cities and Communities</text:p>
          </table:table-cell>
          <table:table-cell table:style-name="ce22" office:value-type="string" calcext:value-type="string">
            <text:p>ch11</text:p>
          </table:table-cell>
          <table:table-cell table:style-name="ce22" office:value-type="string" calcext:value-type="string">
            <text:p>Energy</text:p>
          </table:table-cell>
          <table:table-cell table:style-name="ce22"/>
          <table:table-cell table:style-name="ce40" office:value-type="string" calcext:value-type="string">
            <text:p>Make cities and human settlements inclusive, safe, resilient and sustainable.</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37" office:value-type="string" calcext:value-type="string">
            <text:p>quality of life, urban planning, city, neighbourhood</text:p>
          </table:table-cell>
          <table:table-cell table:style-name="ce37" table:number-columns-repeated="2"/>
          <table:table-cell table:style-name="ce56" office:value-type="string" calcext:value-type="string">
            <text:p>https://unstats.un.org/sdgs/assets/img/sliders/goal1_menu_icon.jpg</text:p>
          </table:table-cell>
          <table:table-cell table:style-name="ce36"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4" office:value-type="string" calcext:value-type="string">
            <text:p>https://sdgs.un.org/themes/custom/porto/assets/goals/images/img-goal-11.jpg</text:p>
          </table:table-cell>
          <table:table-cell table:style-name="Default" table:formula="of:=&quot;https://meet.jit.si/ecoverse_&quot;&amp;[$Hub.$B$2]&amp;&quot;_&quot;&amp;[.B13]" office:value-type="string" office:string-value="https://meet.jit.si/ecoverse_un-sdgs_ch11" calcext:value-type="string">
            <text:p>https://meet.jit.si/ecoverse_un-sdgs_ch11</text:p>
          </table:table-cell>
          <table:table-cell table:style-name="ce56"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36" office:value-type="string" calcext:value-type="string">
            <text:p>12 Responsible Consumption + Production</text:p>
          </table:table-cell>
          <table:table-cell table:style-name="ce22" office:value-type="string" calcext:value-type="string">
            <text:p>ch12</text:p>
          </table:table-cell>
          <table:table-cell table:style-name="ce22" office:value-type="string" calcext:value-type="string">
            <text:p>Energy</text:p>
          </table:table-cell>
          <table:table-cell table:style-name="ce22"/>
          <table:table-cell table:style-name="ce40" office:value-type="string" calcext:value-type="string">
            <text:p>Ensure sustainable consumption and production patterns.</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37" office:value-type="string" calcext:value-type="string">
            <text:p>Balance, ecosystem, nature, livelihoods</text:p>
          </table:table-cell>
          <table:table-cell table:style-name="ce37" table:number-columns-repeated="2"/>
          <table:table-cell table:style-name="ce56" office:value-type="string" calcext:value-type="string">
            <text:p>https://unstats.un.org/sdgs/assets/img/sliders/goal1_menu_icon.jpg</text:p>
          </table:table-cell>
          <table:table-cell table:style-name="ce36"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4" office:value-type="string" calcext:value-type="string">
            <text:p>https://sdgs.un.org/themes/custom/porto/assets/goals/images/img-goal-12.jpg</text:p>
          </table:table-cell>
          <table:table-cell table:style-name="Default" table:formula="of:=&quot;https://meet.jit.si/ecoverse_&quot;&amp;[$Hub.$B$2]&amp;&quot;_&quot;&amp;[.B14]" office:value-type="string" office:string-value="https://meet.jit.si/ecoverse_un-sdgs_ch12" calcext:value-type="string">
            <text:p>https://meet.jit.si/ecoverse_un-sdgs_ch12</text:p>
          </table:table-cell>
          <table:table-cell table:style-name="ce56"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36" office:value-type="string" calcext:value-type="string">
            <text:p>14 Life Below Water</text:p>
          </table:table-cell>
          <table:table-cell table:style-name="ce22" office:value-type="string" calcext:value-type="string">
            <text:p>ch14</text:p>
          </table:table-cell>
          <table:table-cell table:style-name="ce22" office:value-type="string" calcext:value-type="string">
            <text:p>Energy</text:p>
          </table:table-cell>
          <table:table-cell table:style-name="ce22"/>
          <table:table-cell table:style-name="ce40" office:value-type="string" calcext:value-type="string">
            <text:p>Conserve and sustainably use the oceans, seas and marine resources for sustainable development.</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37" office:value-type="string" calcext:value-type="string">
            <text:p>oceans, sea life, sustainable, fishing</text:p>
          </table:table-cell>
          <table:table-cell table:style-name="ce37" table:number-columns-repeated="2"/>
          <table:table-cell table:style-name="ce56" office:value-type="string" calcext:value-type="string">
            <text:p>https://unstats.un.org/sdgs/assets/img/sliders/goal1_menu_icon.jpg</text:p>
          </table:table-cell>
          <table:table-cell table:style-name="ce36"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4" office:value-type="string" calcext:value-type="string">
            <text:p>https://sdgs.un.org/themes/custom/porto/assets/goals/images/img-goal-14.jpg</text:p>
          </table:table-cell>
          <table:table-cell table:style-name="Default" table:formula="of:=&quot;https://meet.jit.si/ecoverse_&quot;&amp;[$Hub.$B$2]&amp;&quot;_&quot;&amp;[.B15]" office:value-type="string" office:string-value="https://meet.jit.si/ecoverse_un-sdgs_ch14" calcext:value-type="string">
            <text:p>https://meet.jit.si/ecoverse_un-sdgs_ch14</text:p>
          </table:table-cell>
          <table:table-cell table:style-name="ce56"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36" office:value-type="string" calcext:value-type="string">
            <text:p>15 Life On Land</text:p>
          </table:table-cell>
          <table:table-cell table:style-name="ce22" office:value-type="string" calcext:value-type="string">
            <text:p>ch15</text:p>
          </table:table-cell>
          <table:table-cell table:style-name="ce22" office:value-type="string" calcext:value-type="string">
            <text:p>Energy</text:p>
          </table:table-cell>
          <table:table-cell table:style-name="ce22"/>
          <table:table-cell table:style-name="ce40" office:value-type="string" calcext:value-type="string">
            <text:p>Protect, restore and promote sustainable use of terrestrial ecosystems, sustainably manage forests, combat desertification, and halt and reverse land degradation and halt biodiversity loss.</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37" office:value-type="string" calcext:value-type="string">
            <text:p>animals, water, space, ecosystem</text:p>
          </table:table-cell>
          <table:table-cell table:style-name="ce37" table:number-columns-repeated="2"/>
          <table:table-cell table:style-name="ce56" office:value-type="string" calcext:value-type="string">
            <text:p>https://unstats.un.org/sdgs/assets/img/sliders/goal1_menu_icon.jpg</text:p>
          </table:table-cell>
          <table:table-cell table:style-name="ce36"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4" office:value-type="string" calcext:value-type="string">
            <text:p>https://sdgs.un.org/themes/custom/porto/assets/goals/images/img-goal-15.jpg</text:p>
          </table:table-cell>
          <table:table-cell table:style-name="Default" table:formula="of:=&quot;https://meet.jit.si/ecoverse_&quot;&amp;[$Hub.$B$2]&amp;&quot;_&quot;&amp;[.B16]" office:value-type="string" office:string-value="https://meet.jit.si/ecoverse_un-sdgs_ch15" calcext:value-type="string">
            <text:p>https://meet.jit.si/ecoverse_un-sdgs_ch15</text:p>
          </table:table-cell>
          <table:table-cell table:style-name="ce56"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36" office:value-type="string" calcext:value-type="string">
            <text:p>16 Peace, Justice And Strong Institutions</text:p>
          </table:table-cell>
          <table:table-cell table:style-name="ce22" office:value-type="string" calcext:value-type="string">
            <text:p>ch16</text:p>
          </table:table-cell>
          <table:table-cell table:style-name="ce22" office:value-type="string" calcext:value-type="string">
            <text:p>Energy</text:p>
          </table:table-cell>
          <table:table-cell table:style-name="ce22"/>
          <table:table-cell table:style-name="ce40" office:value-type="string" calcext:value-type="string">
            <text:p>Promote peaceful and inclusive societies for sustainable development, provide access to justice for all and build effective, accountable and inclusive institutions at all levels.</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37" office:value-type="string" calcext:value-type="string">
            <text:p>Fairness, access, representation, legal</text:p>
          </table:table-cell>
          <table:table-cell table:style-name="ce37" table:number-columns-repeated="2"/>
          <table:table-cell table:style-name="ce56" office:value-type="string" calcext:value-type="string">
            <text:p>https://unstats.un.org/sdgs/assets/img/sliders/goal1_menu_icon.jpg</text:p>
          </table:table-cell>
          <table:table-cell table:style-name="ce36"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4" office:value-type="string" calcext:value-type="string">
            <text:p>https://sdgs.un.org/themes/custom/porto/assets/goals/images/img-goal-16.jpg</text:p>
          </table:table-cell>
          <table:table-cell table:style-name="Default" table:formula="of:=&quot;https://meet.jit.si/ecoverse_&quot;&amp;[$Hub.$B$2]&amp;&quot;_&quot;&amp;[.B17]" office:value-type="string" office:string-value="https://meet.jit.si/ecoverse_un-sdgs_ch16" calcext:value-type="string">
            <text:p>https://meet.jit.si/ecoverse_un-sdgs_ch16</text:p>
          </table:table-cell>
          <table:table-cell table:style-name="ce56"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36" office:value-type="string" calcext:value-type="string">
            <text:p>17 Partnerships For The Goals</text:p>
          </table:table-cell>
          <table:table-cell table:style-name="ce22" office:value-type="string" calcext:value-type="string">
            <text:p>ch17</text:p>
          </table:table-cell>
          <table:table-cell table:style-name="ce22" office:value-type="string" calcext:value-type="string">
            <text:p>Energy</text:p>
          </table:table-cell>
          <table:table-cell table:style-name="ce22"/>
          <table:table-cell table:style-name="ce40" office:value-type="string" calcext:value-type="string">
            <text:p>Strengthen the means of implementation and revitalize the global partnership for sustainable development.</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37" office:value-type="string" calcext:value-type="string">
            <text:p>Connecting, collaborating, understanding, communicating</text:p>
          </table:table-cell>
          <table:table-cell table:style-name="ce37" table:number-columns-repeated="2"/>
          <table:table-cell table:style-name="ce56" office:value-type="string" calcext:value-type="string">
            <text:p>https://unstats.un.org/sdgs/assets/img/sliders/goal1_menu_icon.jpg</text:p>
          </table:table-cell>
          <table:table-cell table:style-name="ce36"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4" office:value-type="string" calcext:value-type="string">
            <text:p>https://sdgs.un.org/themes/custom/porto/assets/goals/images/img-goal-17.jpg</text:p>
          </table:table-cell>
          <table:table-cell table:style-name="Default" table:formula="of:=&quot;https://meet.jit.si/ecoverse_&quot;&amp;[$Hub.$B$2]&amp;&quot;_&quot;&amp;[.B18]" office:value-type="string" office:string-value="https://meet.jit.si/ecoverse_un-sdgs_ch17" calcext:value-type="string">
            <text:p>https://meet.jit.si/ecoverse_un-sdgs_ch17</text:p>
          </table:table-cell>
          <table:table-cell table:style-name="ce56" office:value-type="string" calcext:value-type="string">
            <text:p><text:a xlink:href="https://www.youtube.com/watch?v=TPnRqFeXiP0" xlink:type="simple">https://www.youtube.com/watch?v=TPnRqFeXiP0</text:a></text:p>
          </table:table-cell>
          <table:table-cell table:number-columns-repeated="50"/>
        </table:table-row>
        <table:table-row table:style-name="ro3" table:number-rows-repeated="957">
          <table:table-cell table:number-columns-repeated="68"/>
        </table:table-row>
        <table:table-row table:style-name="ro1" table:number-rows-repeated="1047577">
          <table:table-cell table:number-columns-repeated="68"/>
        </table:table-row>
        <table:table-row table:style-name="ro10">
          <table:table-cell table:number-columns-repeated="68"/>
        </table:table-row>
        <table:table-row table:style-name="ro11" table:number-rows-repeated="22">
          <table:table-cell table:number-columns-repeated="68"/>
        </table:table-row>
        <table:table-row table:style-name="ro11">
          <table:table-cell table:number-columns-repeated="68"/>
        </table:table-row>
      </table:table>
      <table:table table:name="Opportunities" table:style-name="ta1">
        <table:table-column table:style-name="co24" table:default-cell-style-name="ce20"/>
        <table:table-column table:style-name="co25" table:default-cell-style-name="ce20"/>
        <table:table-column table:style-name="co26" table:default-cell-style-name="ce20"/>
        <table:table-column table:style-name="co16" table:default-cell-style-name="ce20"/>
        <table:table-column table:style-name="co27" table:default-cell-style-name="ce20"/>
        <table:table-column table:style-name="co28" table:default-cell-style-name="ce20"/>
        <table:table-column table:style-name="co15" table:default-cell-style-name="ce20"/>
        <table:table-column table:style-name="co18" table:default-cell-style-name="ce20"/>
        <table:table-column table:style-name="co3" table:default-cell-style-name="ce20"/>
        <table:table-column table:style-name="co29" table:default-cell-style-name="ce20"/>
        <table:table-column table:style-name="co30" table:default-cell-style-name="ce20"/>
        <table:table-column table:style-name="co31" table:default-cell-style-name="ce20"/>
        <table:table-column table:style-name="co32" table:number-columns-repeated="5" table:default-cell-style-name="ce20"/>
        <table:table-column table:style-name="co33" table:default-cell-style-name="ce20"/>
        <table:table-column table:style-name="co3" table:number-columns-repeated="52" table:default-cell-style-name="ce20"/>
        <table:table-row table:style-name="ro3">
          <table:table-cell table:style-name="ce45" office:value-type="string" calcext:value-type="string">
            <text:p>ID</text:p>
          </table:table-cell>
          <table:table-cell table:style-name="ce40" office:value-type="string" calcext:value-type="string">
            <text:p>DISPLAY_NAME</text:p>
          </table:table-cell>
          <table:table-cell table:style-name="ce40" office:value-type="string" calcext:value-type="string">
            <text:p>NAME_ID</text:p>
          </table:table-cell>
          <table:table-cell table:style-name="ce45" office:value-type="string" calcext:value-type="string">
            <text:p>LEAD_ORGS</text:p>
          </table:table-cell>
          <table:table-cell table:style-name="ce45" office:value-type="string" calcext:value-type="string">
            <text:p>CHALLENGE</text:p>
          </table:table-cell>
          <table:table-cell table:style-name="ce45" office:value-type="string" calcext:value-type="string">
            <text:p>TAGLINE</text:p>
          </table:table-cell>
          <table:table-cell table:style-name="ce45" office:value-type="string" calcext:value-type="string">
            <text:p>BACKGROUND</text:p>
          </table:table-cell>
          <table:table-cell table:style-name="ce45" office:value-type="string" calcext:value-type="string">
            <text:p>VISION</text:p>
          </table:table-cell>
          <table:table-cell table:style-name="ce45" office:value-type="string" calcext:value-type="string">
            <text:p>IMPACT</text:p>
          </table:table-cell>
          <table:table-cell table:style-name="ce45" office:value-type="string" calcext:value-type="string">
            <text:p>WHO</text:p>
          </table:table-cell>
          <table:table-cell table:style-name="ce45" office:value-type="string" calcext:value-type="string">
            <text:p>COUNTRY</text:p>
          </table:table-cell>
          <table:table-cell table:style-name="ce45" office:value-type="string" calcext:value-type="string">
            <text:p>CITY</text:p>
          </table:table-cell>
          <table:table-cell table:style-name="ce45" office:value-type="string" calcext:value-type="string">
            <text:p>TAGS</text:p>
          </table:table-cell>
          <table:table-cell table:style-name="ce53" office:value-type="string" calcext:value-type="string">
            <text:p>VISUAL_AVATAR</text:p>
          </table:table-cell>
          <table:table-cell table:style-name="ce53" office:value-type="string" calcext:value-type="string">
            <text:p>VISUAL_BACKGROUND</text:p>
          </table:table-cell>
          <table:table-cell table:style-name="ce53" office:value-type="string" calcext:value-type="string">
            <text:p>VISUAL_BANNER</text:p>
          </table:table-cell>
          <table:table-cell table:style-name="ce45" office:value-type="string" calcext:value-type="string">
            <text:p>REF_VIDEO</text:p>
          </table:table-cell>
          <table:table-cell table:style-name="ce53" office:value-type="string" calcext:value-type="string">
            <text:p>REF_JITSI</text:p>
          </table:table-cell>
          <table:table-cell table:style-name="ce57" table:number-columns-repeated="14"/>
          <table:table-cell table:number-columns-repeated="38"/>
        </table:table-row>
        <table:table-row table:style-name="ro12">
          <table:table-cell table:style-name="ce22" office:value-type="float" office:value="1" calcext:value-type="float">
            <text:p>1</text:p>
          </table:table-cell>
          <table:table-cell table:style-name="ce22" office:value-type="string" calcext:value-type="string">
            <text:p>Rural Development</text:p>
          </table:table-cell>
          <table:table-cell table:style-name="ce22" office:value-type="string" calcext:value-type="string">
            <text:p>rural</text:p>
          </table:table-cell>
          <table:table-cell table:style-name="ce22"/>
          <table:table-cell table:style-name="ce9" office:value-type="string" calcext:value-type="string">
            <text:p>food</text:p>
          </table:table-cell>
          <table:table-cell table:style-name="ce22" office:value-type="string" calcext:value-type="string">
            <text:p>Tagline for rural development opportunity</text:p>
          </table:table-cell>
          <table:table-cell table:style-name="ce22" office:value-type="string" calcext:value-type="string">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 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table:style-name="ce22" office:value-type="string" calcext:value-type="string">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22"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table:style-name="ce36" office:value-type="string" calcext:value-type="string">
            <text:p>Food and Agriculture Organization of the </text:p>
            <text:p>United Nations (FAO)</text:p>
          </table:table-cell>
          <table:table-cell table:style-name="ce36" table:number-columns-repeated="2"/>
          <table:table-cell table:style-name="ce52" office:value-type="string" calcext:value-type="string">
            <text:p>collaborate, connect, context, coordinate, community, opportunity</text:p>
          </table:table-cell>
          <table:table-cell table:style-name="ce56" office:value-type="string" calcext:value-type="string">
            <text:p><text:a xlink:href="https://sdgs.un.org/sites/default/files/styles/topic_banner/public/2020-07/rural.jpg" xlink:type="simple">https://sdgs.un.org/sites/default/files/styles/topic_banner/public/2020-07/rural.jpg</text:a></text:p>
          </table:table-cell>
          <table:table-cell table:style-name="ce56" office:value-type="string" calcext:value-type="string">
            <text:p><text:a xlink:href="https://sdgs.un.org/sites/default/files/styles/topic_banner/public/2020-07/rural.jpg" xlink:type="simple">https://sdgs.un.org/sites/default/files/styles/topic_banner/public/2020-07/rural.jpg</text:a></text:p>
          </table:table-cell>
          <table:table-cell table:style-name="ce56" office:value-type="string" calcext:value-type="string">
            <text:p><text:a xlink:href="https://sdgs.un.org/sites/default/files/styles/topic_banner/public/2020-07/rural.jpg" xlink:type="simple">https://sdgs.un.org/sites/default/files/styles/topic_banner/public/2020-07/rural.jpg</text:a></text:p>
          </table:table-cell>
          <table:table-cell table:style-name="ce56" office:value-type="string" calcext:value-type="string">
            <text:p>https://www.youtube.com/watch?v=WeoIsjYBQH0</text:p>
          </table:table-cell>
          <table:table-cell table:formula="of:=&quot;https://meet.jit.si/ecoverse_&quot;&amp;[$Hub.$B$2]&amp;&quot;_&quot;&amp;[.C2]" office:value-type="string" office:string-value="https://meet.jit.si/ecoverse_un-sdgs_rural" calcext:value-type="string">
            <text:p>https://meet.jit.si/ecoverse_un-sdgs_rural</text:p>
          </table:table-cell>
          <table:table-cell table:number-columns-repeated="52"/>
        </table:table-row>
        <table:table-row table:style-name="ro13">
          <table:table-cell table:style-name="ce22" office:value-type="float" office:value="2" calcext:value-type="float">
            <text:p>2</text:p>
          </table:table-cell>
          <table:table-cell table:style-name="ce22" office:value-type="string" calcext:value-type="string">
            <text:p>Food security and nutrition and sustainable agriculture</text:p>
          </table:table-cell>
          <table:table-cell table:style-name="ce22" office:value-type="string" calcext:value-type="string">
            <text:p>food-sec</text:p>
          </table:table-cell>
          <table:table-cell table:style-name="ce22"/>
          <table:table-cell table:style-name="ce9" office:value-type="string" calcext:value-type="string">
            <text:p>food</text:p>
          </table:table-cell>
          <table:table-cell table:style-name="ce22" office:value-type="string" calcext:value-type="string">
            <text:p>In case of meaningful opportunity title, no point of tagline</text:p>
          </table:table-cell>
          <table:table-cell table:style-name="ce22"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22" office:value-type="string" calcext:value-type="string">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22"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36" office:value-type="string" calcext:value-type="string">
            <text:p>Food and Agriculture Organization of the United Nations (FAO)</text:p>
          </table:table-cell>
          <table:table-cell table:style-name="ce36" table:number-columns-repeated="2"/>
          <table:table-cell table:style-name="ce52" office:value-type="string" calcext:value-type="string">
            <text:p>collaborate, connect, context, coordinate, community, opportunity</text:p>
          </table:table-cell>
          <table:table-cell table:number-columns-repeated="3" table:style-name="ce56" office:value-type="string" calcext:value-type="string">
            <text:p>https://sdgs.un.org/sites/default/files/styles/topic_banner/public/2020-07/topics_13-foodsecurity-original.jpg.jpg</text:p>
          </table:table-cell>
          <table:table-cell table:style-name="ce56" office:value-type="string" calcext:value-type="string">
            <text:p>https://www.youtube.com/watch?v=WeoIsjYBQH0</text:p>
          </table:table-cell>
          <table:table-cell table:formula="of:=&quot;https://meet.jit.si/ecoverse_&quot;&amp;[$Hub.$B$2]&amp;&quot;_&quot;&amp;[.C3]" office:value-type="string" office:string-value="https://meet.jit.si/ecoverse_un-sdgs_food-sec" calcext:value-type="string">
            <text:p>https://meet.jit.si/ecoverse_un-sdgs_food-sec</text:p>
          </table:table-cell>
          <table:table-cell table:number-columns-repeated="52"/>
        </table:table-row>
        <table:table-row table:style-name="ro14">
          <table:table-cell table:style-name="ce22" office:value-type="float" office:value="3" calcext:value-type="float">
            <text:p>3</text:p>
          </table:table-cell>
          <table:table-cell table:style-name="ce22" office:value-type="string" calcext:value-type="string">
            <text:p>Energy</text:p>
          </table:table-cell>
          <table:table-cell table:style-name="ce22" office:value-type="string" calcext:value-type="string">
            <text:p>energyOP</text:p>
          </table:table-cell>
          <table:table-cell table:style-name="ce22"/>
          <table:table-cell table:style-name="ce9" office:value-type="string" calcext:value-type="string">
            <text:p>energy</text:p>
          </table:table-cell>
          <table:table-cell table:style-name="ce22" office:value-type="string" calcext:value-type="string">
            <text:p>Ensuring access to affordable, reliable, sustainable and modern energy for all will open a new world of opportunities for billions of people</text:p>
          </table:table-cell>
          <table:table-cell table:style-name="ce22"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22" office:value-type="string" calcext:value-type="string">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22"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36" office:value-type="string" calcext:value-type="string">
            <text:p>- UN Development Programme (UNDP)</text:p>
            <text:p>- Renewable Energy Agency (IRENA)</text:p>
          </table:table-cell>
          <table:table-cell table:style-name="ce36" table:number-columns-repeated="2"/>
          <table:table-cell table:style-name="ce52" office:value-type="string" calcext:value-type="string">
            <text:p>collaborate, connect, context, coordinate, community, opportunity</text:p>
          </table:table-cell>
          <table:table-cell table:style-name="ce56"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56"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56"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56" office:value-type="string" calcext:value-type="string">
            <text:p><text:a xlink:href="https://www.youtube.com/watch?v=uOFCyAjH6ew" xlink:type="simple">https://www.youtube.com/watch?v=uOFCyAjH6ew</text:a></text:p>
          </table:table-cell>
          <table:table-cell table:formula="of:=&quot;https://meet.jit.si/ecoverse_&quot;&amp;[$Hub.$B$2]&amp;&quot;_&quot;&amp;[.C4]" office:value-type="string" office:string-value="https://meet.jit.si/ecoverse_un-sdgs_energyOP" calcext:value-type="string">
            <text:p>https://meet.jit.si/ecoverse_un-sdgs_energyOP</text:p>
          </table:table-cell>
          <table:table-cell table:number-columns-repeated="52"/>
        </table:table-row>
        <table:table-row table:style-name="ro15">
          <table:table-cell table:style-name="ce22" office:value-type="float" office:value="4" calcext:value-type="float">
            <text:p>4</text:p>
          </table:table-cell>
          <table:table-cell table:style-name="ce22" office:value-type="string" calcext:value-type="string">
            <text:p>Water and sanitation</text:p>
          </table:table-cell>
          <table:table-cell table:style-name="ce22" office:value-type="string" calcext:value-type="string">
            <text:p>water-sanit</text:p>
          </table:table-cell>
          <table:table-cell table:style-name="ce22"/>
          <table:table-cell table:style-name="ce9" office:value-type="string" calcext:value-type="string">
            <text:p>water</text:p>
          </table:table-cell>
          <table:table-cell table:style-name="ce22" office:value-type="string" calcext:value-type="string">
            <text:p>Ensure availability and sustainable management of water and sanitation for all</text:p>
          </table:table-cell>
          <table:table-cell table:style-name="ce22"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22" office:value-type="string" calcext:value-type="string">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22" office:value-type="string" calcext:value-type="string">
            <text:p>Ensure availability and sustainable management of water and sanitation for all.</text:p>
          </table:table-cell>
          <table:table-cell table:style-name="ce36" office:value-type="string" calcext:value-type="string">
            <text:p>Food and Agriculture Organization of the United Nations (FAO)</text:p>
          </table:table-cell>
          <table:table-cell table:style-name="ce36" table:number-columns-repeated="2"/>
          <table:table-cell table:style-name="ce52" office:value-type="string" calcext:value-type="string">
            <text:p>collaborate, connect, context, coordinate, community, opportunity</text:p>
          </table:table-cell>
          <table:table-cell table:style-name="ce56"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56"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56"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56" office:value-type="string" calcext:value-type="string">
            <text:p><text:a xlink:href="https://www.youtube.com/watch?v=TPnRqFeXiP0" xlink:type="simple">https://www.youtube.com/watch?v=TPnRqFeXiP0</text:a></text:p>
          </table:table-cell>
          <table:table-cell table:formula="of:=&quot;https://meet.jit.si/ecoverse_&quot;&amp;[$Hub.$B$2]&amp;&quot;_&quot;&amp;[.C5]" office:value-type="string" office:string-value="https://meet.jit.si/ecoverse_un-sdgs_water-sanit" calcext:value-type="string">
            <text:p>https://meet.jit.si/ecoverse_un-sdgs_water-sanit</text:p>
          </table:table-cell>
          <table:table-cell table:number-columns-repeated="52"/>
        </table:table-row>
        <table:table-row table:style-name="ro16">
          <table:table-cell table:style-name="ce22" office:value-type="float" office:value="5" calcext:value-type="float">
            <text:p>5</text:p>
          </table:table-cell>
          <table:table-cell table:style-name="ce22" office:value-type="string" calcext:value-type="string">
            <text:p>Atmosphere</text:p>
          </table:table-cell>
          <table:table-cell table:style-name="ce22" office:value-type="string" calcext:value-type="string">
            <text:p>atmosphere</text:p>
          </table:table-cell>
          <table:table-cell table:style-name="ce22"/>
          <table:table-cell table:style-name="ce9" office:value-type="string" calcext:value-type="string">
            <text:p>climate</text:p>
          </table:table-cell>
          <table:table-cell table:style-name="ce22" office:value-type="string" calcext:value-type="string">
            <text:p>Take urgent action to combat climate change and its impacts</text:p>
          </table:table-cell>
          <table:table-cell table:style-name="ce22"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22"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22"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36" office:value-type="string" calcext:value-type="string">
            <text:p>- United Nations Department of Economic  </text:p>
            <text:p>- Social Affairs (UN DESA) </text:p>
          </table:table-cell>
          <table:table-cell table:style-name="ce36" table:number-columns-repeated="2"/>
          <table:table-cell table:style-name="ce52" office:value-type="string" calcext:value-type="string">
            <text:p>collaborate, connect, context, coordinate, community, opportunity</text:p>
          </table:table-cell>
          <table:table-cell table:style-name="ce56"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56"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56"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56" office:value-type="string" calcext:value-type="string">
            <text:p><text:a xlink:href="https://www.youtube.com/watch?v=TPnRqFeXiP0" xlink:type="simple">https://www.youtube.com/watch?v=TPnRqFeXiP0</text:a></text:p>
          </table:table-cell>
          <table:table-cell table:formula="of:=&quot;https://meet.jit.si/ecoverse_&quot;&amp;[$Hub.$B$2]&amp;&quot;_&quot;&amp;[.C6]" office:value-type="string" office:string-value="https://meet.jit.si/ecoverse_un-sdgs_atmosphere" calcext:value-type="string">
            <text:p>https://meet.jit.si/ecoverse_un-sdgs_atmosphere</text:p>
          </table:table-cell>
          <table:table-cell table:number-columns-repeated="52"/>
        </table:table-row>
        <table:table-row table:style-name="ro1" table:number-rows-repeated="12">
          <table:table-cell table:number-columns-repeated="3"/>
          <table:table-cell table:style-name="ce22"/>
          <table:table-cell table:number-columns-repeated="66"/>
        </table:table-row>
        <table:table-row table:style-name="ro1" table:number-rows-repeated="1048520">
          <table:table-cell table:number-columns-repeated="70"/>
        </table:table-row>
        <table:table-row table:style-name="ro11" table:number-rows-repeated="37">
          <table:table-cell table:number-columns-repeated="70"/>
        </table:table-row>
        <table:table-row table:style-name="ro11">
          <table:table-cell table:number-columns-repeated="70"/>
        </table:table-row>
      </table:table>
      <table:table table:name="ActorGroups" table:style-name="ta2">
        <table:table-column table:style-name="co34" table:default-cell-style-name="ce20"/>
        <table:table-column table:style-name="co35" table:default-cell-style-name="ce20"/>
        <table:table-column table:style-name="co36" table:default-cell-style-name="ce20"/>
        <table:table-column table:style-name="co37" table:number-columns-repeated="61" table:default-cell-style-name="ce20"/>
        <table:table-row table:style-name="ro3">
          <table:table-cell table:style-name="ce57" office:value-type="string" calcext:value-type="string">
            <text:p>NAME</text:p>
          </table:table-cell>
          <table:table-cell table:style-name="ce57" office:value-type="string" calcext:value-type="string">
            <text:p>DESCRIPTION</text:p>
          </table:table-cell>
          <table:table-cell table:style-name="ce57"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22" office:value-type="string" calcext:value-type="string">
            <text:p>rural</text:p>
          </table:table-cell>
          <table:table-cell table:number-columns-repeated="61"/>
        </table:table-row>
        <table:table-row table:style-name="ro3">
          <table:table-cell table:number-columns-repeated="2" office:value-type="string" calcext:value-type="string">
            <text:p>Stakeholders</text:p>
          </table:table-cell>
          <table:table-cell table:style-name="ce22" office:value-type="string" calcext:value-type="string">
            <text:p>rural</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22" office:value-type="string" calcext:value-type="string">
            <text:p>food-sec</text:p>
          </table:table-cell>
          <table:table-cell table:number-columns-repeated="61"/>
        </table:table-row>
        <table:table-row table:style-name="ro3">
          <table:table-cell table:number-columns-repeated="2" office:value-type="string" calcext:value-type="string">
            <text:p>Stakeholders</text:p>
          </table:table-cell>
          <table:table-cell table:style-name="ce22" office:value-type="string" calcext:value-type="string">
            <text:p>food-sec</text:p>
          </table:table-cell>
          <table:table-cell table:number-columns-repeated="61"/>
        </table:table-row>
        <table:table-row table:style-name="ro3" table:number-rows-repeated="1048570">
          <table:table-cell table:number-columns-repeated="2"/>
          <table:table-cell table:content-validation-name="val1"/>
          <table:table-cell table:number-columns-repeated="61"/>
        </table:table-row>
        <table:table-row table:style-name="ro3">
          <table:table-cell table:number-columns-repeated="2"/>
          <table:table-cell table:content-validation-name="val1"/>
          <table:table-cell table:number-columns-repeated="61"/>
        </table:table-row>
      </table:table>
      <table:table table:name="Actors" table:style-name="ta3">
        <table:table-column table:style-name="co38" table:default-cell-style-name="ce20"/>
        <table:table-column table:style-name="co39" table:number-columns-repeated="2" table:default-cell-style-name="ce20"/>
        <table:table-column table:style-name="co40" table:default-cell-style-name="ce20"/>
        <table:table-column table:style-name="co6" table:default-cell-style-name="ce20"/>
        <table:table-column table:style-name="co41" table:default-cell-style-name="ce20"/>
        <table:table-column table:style-name="co37" table:number-columns-repeated="58" table:default-cell-style-name="ce20"/>
        <table:table-row table:style-name="ro3">
          <table:table-cell table:style-name="ce57" office:value-type="string" calcext:value-type="string">
            <text:p>NAME</text:p>
          </table:table-cell>
          <table:table-cell table:style-name="ce57" office:value-type="string" calcext:value-type="string">
            <text:p>DESCRIPTION</text:p>
          </table:table-cell>
          <table:table-cell table:style-name="ce57" office:value-type="string" calcext:value-type="string">
            <text:p>OPPORTUNITY</text:p>
          </table:table-cell>
          <table:table-cell table:style-name="ce57" office:value-type="string" calcext:value-type="string">
            <text:p>ACTOR_GROUP</text:p>
          </table:table-cell>
          <table:table-cell table:style-name="ce57" office:value-type="string" calcext:value-type="string">
            <text:p>VALUE</text:p>
          </table:table-cell>
          <table:table-cell table:style-name="ce57"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style-name="ce22"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style-name="ce22" office:value-type="string" calcext:value-type="string">
            <text:p>food-sec</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style-name="ce22"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style-name="ce22"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style-name="ce22"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2"/>
          <table:table-cell table:content-validation-name="val3"/>
          <table:table-cell table:number-columns-repeated="60"/>
        </table:table-row>
        <table:table-row table:style-name="ro3">
          <table:table-cell table:number-columns-repeated="2"/>
          <table:table-cell table:content-validation-name="val2"/>
          <table:table-cell table:content-validation-name="val3"/>
          <table:table-cell table:number-columns-repeated="60"/>
        </table:table-row>
      </table:table>
      <table:table table:name="Relations" table:style-name="ta2">
        <table:table-column table:style-name="co42" table:default-cell-style-name="ce20"/>
        <table:table-column table:style-name="co43" table:default-cell-style-name="ce20"/>
        <table:table-column table:style-name="co44" table:default-cell-style-name="ce20"/>
        <table:table-column table:style-name="co45" table:default-cell-style-name="ce20"/>
        <table:table-column table:style-name="co43" table:default-cell-style-name="ce20"/>
        <table:table-column table:style-name="co46" table:default-cell-style-name="ce20"/>
        <table:table-column table:style-name="co37" table:number-columns-repeated="58" table:default-cell-style-name="ce20"/>
        <table:table-row table:style-name="ro3">
          <table:table-cell table:style-name="ce57" office:value-type="string" calcext:value-type="string">
            <text:p>TYPE</text:p>
          </table:table-cell>
          <table:table-cell table:style-name="ce57" office:value-type="string" calcext:value-type="string">
            <text:p>ACTOR_NAME</text:p>
          </table:table-cell>
          <table:table-cell table:style-name="ce57" office:value-type="string" calcext:value-type="string">
            <text:p>ACTOR_TYPE</text:p>
          </table:table-cell>
          <table:table-cell table:style-name="ce57" office:value-type="string" calcext:value-type="string">
            <text:p>ACTOR_ROLE</text:p>
          </table:table-cell>
          <table:table-cell table:style-name="ce57" office:value-type="string" calcext:value-type="string">
            <text:p>DESCRIPTION</text:p>
          </table:table-cell>
          <table:table-cell table:style-name="ce57" office:value-type="string" calcext:value-type="string">
            <text:p>OPPORTUNITY</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22"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22"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22" office:value-type="string" calcext:value-type="string">
            <text:p>food-sec</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22"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22"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22" office:value-type="string" calcext:value-type="string">
            <text:p>rural</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22" office:value-type="string" calcext:value-type="string">
            <text:p>rural</text:p>
          </table:table-cell>
          <table:table-cell table:number-columns-repeated="58"/>
        </table:table-row>
        <table:table-row table:style-name="ro3" table:number-rows-repeated="1048567">
          <table:table-cell table:content-validation-name="val4"/>
          <table:table-cell table:number-columns-repeated="4"/>
          <table:table-cell table:content-validation-name="val5"/>
          <table:table-cell table:number-columns-repeated="58"/>
        </table:table-row>
        <table:table-row table:style-name="ro3">
          <table:table-cell table:content-validation-name="val4"/>
          <table:table-cell table:number-columns-repeated="4"/>
          <table:table-cell table:content-validation-name="val5"/>
          <table:table-cell table:number-columns-repeated="58"/>
        </table:table-row>
      </table:table>
      <table:table table:name="Aspects" table:style-name="ta3">
        <table:table-column table:style-name="co47" table:default-cell-style-name="ce20"/>
        <table:table-column table:style-name="co48" table:number-columns-repeated="2" table:default-cell-style-name="ce20"/>
        <table:table-column table:style-name="co49" table:default-cell-style-name="ce20"/>
        <table:table-column table:style-name="co50" table:default-cell-style-name="ce20"/>
        <table:table-column table:style-name="co51" table:default-cell-style-name="ce20"/>
        <table:table-column table:style-name="co52" table:default-cell-style-name="ce20"/>
        <table:table-column table:style-name="co53" table:default-cell-style-name="ce20"/>
        <table:table-column table:style-name="co37" table:number-columns-repeated="57" table:default-cell-style-name="ce20"/>
        <table:table-row table:style-name="ro3">
          <table:table-cell table:style-name="ce57" office:value-type="string" calcext:value-type="string">
            <text:p>NAMEID</text:p>
          </table:table-cell>
          <table:table-cell table:style-name="ce57" office:value-type="string" calcext:value-type="string">
            <text:p>TYPE</text:p>
          </table:table-cell>
          <table:table-cell table:style-name="ce57" office:value-type="string" calcext:value-type="string">
            <text:p>DISPLAY_NAME</text:p>
          </table:table-cell>
          <table:table-cell table:style-name="ce57" office:value-type="string" calcext:value-type="string">
            <text:p>DESCRIPTION</text:p>
          </table:table-cell>
          <table:table-cell table:style-name="ce57" office:value-type="string" calcext:value-type="string">
            <text:p>CHALLENGE</text:p>
          </table:table-cell>
          <table:table-cell table:style-name="ce57" office:value-type="string" calcext:value-type="string">
            <text:p>TAGS</text:p>
          </table:table-cell>
          <table:table-cell table:style-name="ce53" office:value-type="string" calcext:value-type="string">
            <text:p>VISUAL_BANNER_NARROW</text:p>
          </table:table-cell>
          <table:table-cell table:style-name="ce53" office:value-type="string" calcext:value-type="string">
            <text:p>VISUAL_BANNER</text:p>
          </table:table-cell>
          <table:table-cell table:number-columns-repeated="57"/>
        </table:table-row>
        <table:table-row table:style-name="ro3">
          <table:table-cell office:value-type="string" calcext:value-type="string">
            <text:p>aspect1</text:p>
          </table:table-cell>
          <table:table-cell office:value-type="string" calcext:value-type="string">
            <text:p>knowledge</text:p>
          </table:table-cell>
          <table:table-cell office:value-type="string" calcext:value-type="string">
            <text:p>Framing 1</text:p>
          </table:table-cell>
          <table:table-cell office:value-type="string" calcext:value-type="string">
            <text:p>Explanation 1</text:p>
          </table:table-cell>
          <table:table-cell table:style-name="ce22" office:value-type="string" calcext:value-type="string">
            <text:p>climate</text:p>
          </table:table-cell>
          <table:table-cell office:value-type="string" calcext:value-type="string">
            <text:p>food, actor</text:p>
          </table:table-cell>
          <table:table-cell table:number-columns-repeated="2" table:style-name="ce54" office:value-type="string" calcext:value-type="string">
            <text:p>https://sdgs.un.org/themes/custom/porto/assets/goals/images/img-goal-2.jpg</text:p>
          </table:table-cell>
          <table:table-cell table:number-columns-repeated="57"/>
        </table:table-row>
        <table:table-row table:style-name="ro3">
          <table:table-cell office:value-type="string" calcext:value-type="string">
            <text:p>aspect11</text:p>
          </table:table-cell>
          <table:table-cell office:value-type="string" calcext:value-type="string">
            <text:p>knowledge</text:p>
          </table:table-cell>
          <table:table-cell office:value-type="string" calcext:value-type="string">
            <text:p>Framing 11</text:p>
          </table:table-cell>
          <table:table-cell office:value-type="string" calcext:value-type="string">
            <text:p>Explanation 1</text:p>
          </table:table-cell>
          <table:table-cell table:style-name="ce22" office:value-type="string" calcext:value-type="string">
            <text:p>climate</text:p>
          </table:table-cell>
          <table:table-cell office:value-type="string" calcext:value-type="string">
            <text:p>food, actor</text:p>
          </table:table-cell>
          <table:table-cell table:number-columns-repeated="2" table:style-name="ce54" office:value-type="string" calcext:value-type="string">
            <text:p>https://sdgs.un.org/themes/custom/porto/assets/goals/images/img-goal-5.jpg</text:p>
          </table:table-cell>
          <table:table-cell table:number-columns-repeated="57"/>
        </table:table-row>
        <table:table-row table:style-name="ro3">
          <table:table-cell office:value-type="string" calcext:value-type="string">
            <text:p>aspect2</text:p>
          </table:table-cell>
          <table:table-cell office:value-type="string" calcext:value-type="string">
            <text:p>knowledge</text:p>
          </table:table-cell>
          <table:table-cell office:value-type="string" calcext:value-type="string">
            <text:p>Framing 2</text:p>
          </table:table-cell>
          <table:table-cell office:value-type="string" calcext:value-type="string">
            <text:p>Explanation 2</text:p>
          </table:table-cell>
          <table:table-cell table:style-name="ce22" office:value-type="string" calcext:value-type="string">
            <text:p>climate</text:p>
          </table:table-cell>
          <table:table-cell office:value-type="string" calcext:value-type="string">
            <text:p>food, actor</text:p>
          </table:table-cell>
          <table:table-cell table:number-columns-repeated="2" table:style-name="ce54" office:value-type="string" calcext:value-type="string">
            <text:p>https://sdgs.un.org/themes/custom/porto/assets/goals/images/img-goal-6.jpg</text:p>
          </table:table-cell>
          <table:table-cell table:number-columns-repeated="57"/>
        </table:table-row>
        <table:table-row table:style-name="ro3">
          <table:table-cell office:value-type="string" calcext:value-type="string">
            <text:p>aspect3</text:p>
          </table:table-cell>
          <table:table-cell office:value-type="string" calcext:value-type="string">
            <text:p>knowledge</text:p>
          </table:table-cell>
          <table:table-cell office:value-type="string" calcext:value-type="string">
            <text:p>Framing 3</text:p>
          </table:table-cell>
          <table:table-cell office:value-type="string" calcext:value-type="string">
            <text:p>Explanation 3</text:p>
          </table:table-cell>
          <table:table-cell table:style-name="ce22" office:value-type="string" calcext:value-type="string">
            <text:p>climate</text:p>
          </table:table-cell>
          <table:table-cell office:value-type="string" calcext:value-type="string">
            <text:p>food, actor</text:p>
          </table:table-cell>
          <table:table-cell table:number-columns-repeated="2" table:style-name="ce54" office:value-type="string" calcext:value-type="string">
            <text:p>https://sdgs.un.org/themes/custom/porto/assets/goals/images/img-goal-13.jpg</text:p>
          </table:table-cell>
          <table:table-cell table:number-columns-repeated="57"/>
        </table:table-row>
        <table:table-row table:style-name="ro3">
          <table:table-cell office:value-type="string" calcext:value-type="string">
            <text:p>aspect4</text:p>
          </table:table-cell>
          <table:table-cell office:value-type="string" calcext:value-type="string">
            <text:p>knowledge</text:p>
          </table:table-cell>
          <table:table-cell office:value-type="string" calcext:value-type="string">
            <text:p>Framing 4</text:p>
          </table:table-cell>
          <table:table-cell office:value-type="string" calcext:value-type="string">
            <text:p>Explanation 4</text:p>
          </table:table-cell>
          <table:table-cell table:style-name="ce22" office:value-type="string" calcext:value-type="string">
            <text:p>climate</text:p>
          </table:table-cell>
          <table:table-cell office:value-type="string" calcext:value-type="string">
            <text:p>food, actor</text:p>
          </table:table-cell>
          <table:table-cell table:number-columns-repeated="2" table:style-name="ce54" office:value-type="string" calcext:value-type="string">
            <text:p>https://sdgs.un.org/themes/custom/porto/assets/goals/images/img-goal-1.jpg</text:p>
          </table:table-cell>
          <table:table-cell table:number-columns-repeated="57"/>
        </table:table-row>
        <table:table-row table:style-name="ro3">
          <table:table-cell office:value-type="string" calcext:value-type="string">
            <text:p>aspect5</text:p>
          </table:table-cell>
          <table:table-cell office:value-type="string" calcext:value-type="string">
            <text:p>knowledge</text:p>
          </table:table-cell>
          <table:table-cell office:value-type="string" calcext:value-type="string">
            <text:p>Framing 5</text:p>
          </table:table-cell>
          <table:table-cell office:value-type="string" calcext:value-type="string">
            <text:p>Explanation 5</text:p>
          </table:table-cell>
          <table:table-cell table:style-name="ce22" office:value-type="string" calcext:value-type="string">
            <text:p>climate</text:p>
          </table:table-cell>
          <table:table-cell office:value-type="string" calcext:value-type="string">
            <text:p>food, actor</text:p>
          </table:table-cell>
          <table:table-cell table:number-columns-repeated="2" table:style-name="ce54" office:value-type="string" calcext:value-type="string">
            <text:p>https://sdgs.un.org/themes/custom/porto/assets/goals/images/img-goal-3.jpg</text:p>
          </table:table-cell>
          <table:table-cell table:number-columns-repeated="57"/>
        </table:table-row>
        <table:table-row table:style-name="ro3">
          <table:table-cell office:value-type="string" calcext:value-type="string">
            <text:p>aspect6</text:p>
          </table:table-cell>
          <table:table-cell office:value-type="string" calcext:value-type="string">
            <text:p>knowledge</text:p>
          </table:table-cell>
          <table:table-cell office:value-type="string" calcext:value-type="string">
            <text:p>Framing 6</text:p>
          </table:table-cell>
          <table:table-cell office:value-type="string" calcext:value-type="string">
            <text:p>Explanation 6</text:p>
          </table:table-cell>
          <table:table-cell table:style-name="ce22" office:value-type="string" calcext:value-type="string">
            <text:p>climate</text:p>
          </table:table-cell>
          <table:table-cell office:value-type="string" calcext:value-type="string">
            <text:p>food, actor</text:p>
          </table:table-cell>
          <table:table-cell table:number-columns-repeated="2" table:style-name="ce54" office:value-type="string" calcext:value-type="string">
            <text:p>https://sdgs.un.org/themes/custom/porto/assets/goals/images/img-goal-4.jpg</text:p>
          </table:table-cell>
          <table:table-cell table:number-columns-repeated="57"/>
        </table:table-row>
        <table:table-row table:style-name="ro3">
          <table:table-cell office:value-type="string" calcext:value-type="string">
            <text:p>aspect7</text:p>
          </table:table-cell>
          <table:table-cell office:value-type="string" calcext:value-type="string">
            <text:p>knowledge</text:p>
          </table:table-cell>
          <table:table-cell office:value-type="string" calcext:value-type="string">
            <text:p>Framing 7</text:p>
          </table:table-cell>
          <table:table-cell office:value-type="string" calcext:value-type="string">
            <text:p>Explanation 7</text:p>
          </table:table-cell>
          <table:table-cell table:style-name="ce22" office:value-type="string" calcext:value-type="string">
            <text:p>climate</text:p>
          </table:table-cell>
          <table:table-cell office:value-type="string" calcext:value-type="string">
            <text:p>food, actor</text:p>
          </table:table-cell>
          <table:table-cell table:number-columns-repeated="2" table:style-name="ce54" office:value-type="string" calcext:value-type="string">
            <text:p>https://sdgs.un.org/themes/custom/porto/assets/goals/images/img-goal-4.jpg</text:p>
          </table:table-cell>
          <table:table-cell table:number-columns-repeated="57"/>
        </table:table-row>
        <table:table-row table:style-name="ro3">
          <table:table-cell office:value-type="string" calcext:value-type="string">
            <text:p>aspect8</text:p>
          </table:table-cell>
          <table:table-cell office:value-type="string" calcext:value-type="string">
            <text:p>knowledge</text:p>
          </table:table-cell>
          <table:table-cell office:value-type="string" calcext:value-type="string">
            <text:p>Framing 8</text:p>
          </table:table-cell>
          <table:table-cell office:value-type="string" calcext:value-type="string">
            <text:p>Explanation 8</text:p>
          </table:table-cell>
          <table:table-cell table:style-name="ce22" office:value-type="string" calcext:value-type="string">
            <text:p>climate</text:p>
          </table:table-cell>
          <table:table-cell office:value-type="string" calcext:value-type="string">
            <text:p>food, actor</text:p>
          </table:table-cell>
          <table:table-cell table:number-columns-repeated="2" table:style-name="ce54" office:value-type="string" calcext:value-type="string">
            <text:p>https://sdgs.un.org/themes/custom/porto/assets/goals/images/img-goal-4.jpg</text:p>
          </table:table-cell>
          <table:table-cell table:number-columns-repeated="57"/>
        </table:table-row>
        <table:table-row table:style-name="ro3" table:number-rows-repeated="1048565">
          <table:table-cell table:number-columns-repeated="4"/>
          <table:table-cell table:content-validation-name="val6"/>
          <table:table-cell table:number-columns-repeated="60"/>
        </table:table-row>
        <table:table-row table:style-name="ro3">
          <table:table-cell table:number-columns-repeated="4"/>
          <table:table-cell table:content-validation-name="val6"/>
          <table:table-cell table:number-columns-repeated="60"/>
        </table:table-row>
      </table:table>
      <table:table table:name="Organizations" table:style-name="ta1">
        <table:table-column table:style-name="co54" table:default-cell-style-name="ce20"/>
        <table:table-column table:style-name="co55" table:number-columns-repeated="2" table:default-cell-style-name="ce20"/>
        <table:table-column table:style-name="co56" table:default-cell-style-name="ce20"/>
        <table:table-column table:style-name="co57" table:default-cell-style-name="ce20"/>
        <table:table-column table:style-name="co58" table:default-cell-style-name="ce20"/>
        <table:table-column table:style-name="co59" table:number-columns-repeated="2" table:default-cell-style-name="ce20"/>
        <table:table-column table:style-name="co3" table:number-columns-repeated="58" table:default-cell-style-name="ce20"/>
        <table:table-row table:style-name="ro3">
          <table:table-cell table:style-name="ce40" office:value-type="string" calcext:value-type="string">
            <text:p>DISPLAY_NAME</text:p>
          </table:table-cell>
          <table:table-cell table:style-name="ce40" office:value-type="string" calcext:value-type="string">
            <text:p>NAME_ID</text:p>
          </table:table-cell>
          <table:table-cell table:style-name="ce45" office:value-type="string" calcext:value-type="string">
            <text:p>DESCRIPTION</text:p>
          </table:table-cell>
          <table:table-cell table:style-name="ce45" office:value-type="string" calcext:value-type="string">
            <text:p>KEYWORDS</text:p>
          </table:table-cell>
          <table:table-cell table:style-name="ce45" office:value-type="string" calcext:value-type="string">
            <text:p>COUNTRY</text:p>
          </table:table-cell>
          <table:table-cell table:style-name="ce45" office:value-type="string" calcext:value-type="string">
            <text:p>CITY</text:p>
          </table:table-cell>
          <table:table-cell table:style-name="ce53" office:value-type="string" calcext:value-type="string">
            <text:p>AVATAR_FILE</text:p>
          </table:table-cell>
          <table:table-cell table:style-name="ce53" office:value-type="string" calcext:value-type="string">
            <text:p>AVATAR</text:p>
          </table:table-cell>
          <table:table-cell table:style-name="ce57" table:number-columns-repeated="14"/>
          <table:table-cell table:number-columns-repeated="44"/>
        </table:table-row>
        <table:table-row table:style-name="ro3">
          <table:table-cell table:style-name="ce22" office:value-type="string" calcext:value-type="string">
            <text:p>UnitedNations</text:p>
          </table:table-cell>
          <table:table-cell table:style-name="ce22" office:value-type="string" calcext:value-type="string">
            <text:p>united-nations</text:p>
          </table:table-cell>
          <table:table-cell table:style-name="ce22" office:value-type="string" calcext:value-type="string">
            <text:p>The United Nations</text:p>
          </table:table-cell>
          <table:table-cell table:style-name="ce22" office:value-type="string" calcext:value-type="string">
            <text:p>Open source Challenge Management Platform</text:p>
          </table:table-cell>
          <table:table-cell table:style-name="ce22" office:value-type="string" calcext:value-type="string">
            <text:p>USA</text:p>
          </table:table-cell>
          <table:table-cell table:style-name="ce22" office:value-type="string" calcext:value-type="string">
            <text:p>New York</text:p>
          </table:table-cell>
          <table:table-cell table:style-name="ce22"/>
          <table:table-cell table:style-name="ce55" office:value-type="string" calcext:value-type="string">
            <text:p>https://sdgs.un.org/themes/custom/porto/assets/images/logo.svg </text:p>
          </table:table-cell>
          <table:table-cell table:style-name="Default"/>
          <table:table-cell table:number-columns-repeated="57"/>
        </table:table-row>
        <table:table-row table:style-name="ro3">
          <table:table-cell table:style-name="ce22" office:value-type="string" calcext:value-type="string">
            <text:p>SDGS – food</text:p>
          </table:table-cell>
          <table:table-cell table:style-name="ce22" office:value-type="string" calcext:value-type="string">
            <text:p>food</text:p>
          </table:table-cell>
          <table:table-cell table:style-name="ce22" office:value-type="string" calcext:value-type="string">
            <text:p>Addressing global food challenges</text:p>
          </table:table-cell>
          <table:table-cell table:style-name="ce22" office:value-type="string" calcext:value-type="string">
            <text:p>Challenges, Opportunities</text:p>
          </table:table-cell>
          <table:table-cell table:style-name="ce22" office:value-type="string" calcext:value-type="string">
            <text:p>USA</text:p>
          </table:table-cell>
          <table:table-cell table:style-name="ce22" office:value-type="string" calcext:value-type="string">
            <text:p>New York</text:p>
          </table:table-cell>
          <table:table-cell table:style-name="ce22" office:value-type="string" calcext:value-type="string">
            <text:p>The-Sustainable-Development-Goals-Report-2020_Page_09.png</text:p>
          </table:table-cell>
          <table:table-cell table:style-name="ce65" office:value-type="string" calcext:value-type="string">
            <text:p>https://sdgs.un.org/sites/default/files/2020-07/The-Sustainable-Development-Goals-Report-2020_Page_09.png</text:p>
          </table:table-cell>
          <table:table-cell table:number-columns-repeated="58"/>
        </table:table-row>
        <table:table-row table:style-name="ro3">
          <table:table-cell table:style-name="ce22" office:value-type="string" calcext:value-type="string">
            <text:p>FAO of Unated Nations</text:p>
          </table:table-cell>
          <table:table-cell table:style-name="ce22" office:value-type="string" calcext:value-type="string">
            <text:p>faq</text:p>
          </table:table-cell>
          <table:table-cell table:style-name="ce22" office:value-type="string" calcext:value-type="string">
            <text:p>Healthy food</text:p>
          </table:table-cell>
          <table:table-cell table:style-name="ce22" office:value-type="string" calcext:value-type="string">
            <text:p>Nature, Healthcare, Peace</text:p>
          </table:table-cell>
          <table:table-cell table:style-name="ce22" office:value-type="string" calcext:value-type="string">
            <text:p>USA</text:p>
          </table:table-cell>
          <table:table-cell table:style-name="ce22" office:value-type="string" calcext:value-type="string">
            <text:p>New York</text:p>
          </table:table-cell>
          <table:table-cell table:style-name="ce64" office:value-type="string" calcext:value-type="string">
            <text:p>EN_Desk-Home.jpg</text:p>
          </table:table-cell>
          <table:table-cell table:style-name="ce65" office:value-type="string" calcext:value-type="string">
            <text:p>http://www.fao.org//fileadmin/user_upload/faoweb/IYFV-2021/EN_Desk-Home.jpg</text:p>
          </table:table-cell>
          <table:table-cell table:number-columns-repeated="58"/>
        </table:table-row>
        <table:table-row table:style-name="ro3">
          <table:table-cell table:style-name="ce22" office:value-type="string" calcext:value-type="string">
            <text:p>SDGS – energy</text:p>
          </table:table-cell>
          <table:table-cell table:style-name="ce22" office:value-type="string" calcext:value-type="string">
            <text:p>energy</text:p>
          </table:table-cell>
          <table:table-cell table:style-name="ce22" office:value-type="string" calcext:value-type="string">
            <text:p>Addressing global energy challenges</text:p>
          </table:table-cell>
          <table:table-cell table:style-name="ce22" office:value-type="string" calcext:value-type="string">
            <text:p>Challenges, Opportunities</text:p>
          </table:table-cell>
          <table:table-cell table:style-name="ce22" office:value-type="string" calcext:value-type="string">
            <text:p>USA</text:p>
          </table:table-cell>
          <table:table-cell table:style-name="ce22" office:value-type="string" calcext:value-type="string">
            <text:p>New York</text:p>
          </table:table-cell>
          <table:table-cell table:style-name="ce22" office:value-type="string" calcext:value-type="string">
            <text:p>The-Sustainable-Development-Goals-Report-2020_Page_14.png</text:p>
          </table:table-cell>
          <table:table-cell table:style-name="ce65" office:value-type="string" calcext:value-type="string">
            <text:p>https://sdgs.un.org/sites/default/files/2020-07/The-Sustainable-Development-Goals-Report-2020_Page_14.png</text:p>
          </table:table-cell>
          <table:table-cell table:number-columns-repeated="58"/>
        </table:table-row>
        <table:table-row table:style-name="ro17">
          <table:table-cell table:style-name="ce22" office:value-type="string" calcext:value-type="string">
            <text:p>SDGS – water</text:p>
          </table:table-cell>
          <table:table-cell table:style-name="ce22" office:value-type="string" calcext:value-type="string">
            <text:p>water</text:p>
          </table:table-cell>
          <table:table-cell table:style-name="ce22" office:value-type="string" calcext:value-type="string">
            <text:p>Addressing global water challenges</text:p>
          </table:table-cell>
          <table:table-cell table:style-name="ce22" office:value-type="string" calcext:value-type="string">
            <text:p>Challenges, Opportunities</text:p>
          </table:table-cell>
          <table:table-cell table:style-name="ce22" office:value-type="string" calcext:value-type="string">
            <text:p>USA</text:p>
          </table:table-cell>
          <table:table-cell table:style-name="ce22" office:value-type="string" calcext:value-type="string">
            <text:p>New York</text:p>
          </table:table-cell>
          <table:table-cell table:style-name="ce22" office:value-type="string" calcext:value-type="string">
            <text:p>The-Sustainable-Development-Goals-Report-2020_Page_13_0.png</text:p>
          </table:table-cell>
          <table:table-cell table:style-name="ce65"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58"/>
        </table:table-row>
        <table:table-row table:style-name="ro17">
          <table:table-cell table:style-name="ce22" office:value-type="string" calcext:value-type="string">
            <text:p>SDGS – climate</text:p>
          </table:table-cell>
          <table:table-cell table:style-name="ce22" office:value-type="string" calcext:value-type="string">
            <text:p>climate</text:p>
          </table:table-cell>
          <table:table-cell table:style-name="ce22" office:value-type="string" calcext:value-type="string">
            <text:p>Addressing global climate challenges</text:p>
          </table:table-cell>
          <table:table-cell table:style-name="ce22" office:value-type="string" calcext:value-type="string">
            <text:p>Challenges, Opportunities</text:p>
          </table:table-cell>
          <table:table-cell table:style-name="ce22" office:value-type="string" calcext:value-type="string">
            <text:p>USA</text:p>
          </table:table-cell>
          <table:table-cell table:style-name="ce22" office:value-type="string" calcext:value-type="string">
            <text:p>New York</text:p>
          </table:table-cell>
          <table:table-cell table:style-name="ce22" office:value-type="string" calcext:value-type="string">
            <text:p>The-Sustainable-Development-Goals-Report-2020_Page_20.png</text:p>
          </table:table-cell>
          <table:table-cell table:style-name="ce65"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58"/>
        </table:table-row>
        <table:table-row table:style-name="ro3">
          <table:table-cell table:style-name="ce62" office:value-type="string" calcext:value-type="string">
            <text:p>World Bank</text:p>
          </table:table-cell>
          <table:table-cell table:style-name="ce62" office:value-type="string" calcext:value-type="string">
            <text:p>world-bank</text:p>
          </table:table-cell>
          <table:table-cell table:style-name="ce22" office:value-type="string" calcext:value-type="string">
            <text:p>Providing loans and grants to low and middle income countries</text:p>
          </table:table-cell>
          <table:table-cell table:style-name="ce22" office:value-type="string" calcext:value-type="string">
            <text:p>Finance, Banking</text:p>
          </table:table-cell>
          <table:table-cell table:style-name="ce22" office:value-type="string" calcext:value-type="string">
            <text:p>USA</text:p>
          </table:table-cell>
          <table:table-cell table:style-name="ce22" office:value-type="string" calcext:value-type="string">
            <text:p>Washington, DC</text:p>
          </table:table-cell>
          <table:table-cell table:style-name="ce22"/>
          <table:table-cell table:style-name="ce22" office:value-type="string" calcext:value-type="string">
            <text:p>https://www.worldbank.org/content/dam/wbr/share-logo/social-share.jpg</text:p>
          </table:table-cell>
          <table:table-cell table:number-columns-repeated="58"/>
        </table:table-row>
        <table:table-row table:style-name="ro3" table:number-rows-repeated="4">
          <table:table-cell table:style-name="ce62" table:number-columns-repeated="2"/>
          <table:table-cell table:style-name="ce22" table:number-columns-repeated="6"/>
          <table:table-cell table:number-columns-repeated="58"/>
        </table:table-row>
        <table:table-row table:style-name="ro3">
          <table:table-cell table:style-name="Default" table:number-columns-repeated="2"/>
          <table:table-cell table:style-name="ce22" table:number-columns-repeated="6"/>
          <table:table-cell table:number-columns-repeated="58"/>
        </table:table-row>
        <table:table-row table:style-name="ro3">
          <table:table-cell table:style-name="ce62" table:number-columns-repeated="2"/>
          <table:table-cell table:style-name="ce22" table:number-columns-repeated="6"/>
          <table:table-cell table:number-columns-repeated="58"/>
        </table:table-row>
        <table:table-row table:style-name="ro3">
          <table:table-cell table:style-name="ce22" table:number-columns-repeated="8"/>
          <table:table-cell table:number-columns-repeated="58"/>
        </table:table-row>
        <table:table-row table:style-name="ro3" table:number-rows-repeated="7">
          <table:table-cell table:style-name="ce62" table:number-columns-repeated="2"/>
          <table:table-cell table:style-name="ce22" table:number-columns-repeated="6"/>
          <table:table-cell table:number-columns-repeated="58"/>
        </table:table-row>
        <table:table-row table:style-name="ro3">
          <table:table-cell table:style-name="ce22" table:number-columns-repeated="8"/>
          <table:table-cell table:number-columns-repeated="58"/>
        </table:table-row>
        <table:table-row table:style-name="ro3" table:number-rows-repeated="2">
          <table:table-cell table:style-name="ce62" table:number-columns-repeated="2"/>
          <table:table-cell table:style-name="ce22" table:number-columns-repeated="6"/>
          <table:table-cell table:number-columns-repeated="58"/>
        </table:table-row>
        <table:table-row table:style-name="ro3">
          <table:table-cell table:style-name="ce22" table:number-columns-repeated="8"/>
          <table:table-cell table:number-columns-repeated="58"/>
        </table:table-row>
        <table:table-row table:style-name="ro3" table:number-rows-repeated="8">
          <table:table-cell table:style-name="ce62" table:number-columns-repeated="2"/>
          <table:table-cell table:style-name="ce22" table:number-columns-repeated="6"/>
          <table:table-cell table:number-columns-repeated="58"/>
        </table:table-row>
        <table:table-row table:style-name="ro3" table:number-rows-repeated="71">
          <table:table-cell table:style-name="ce22" table:number-columns-repeated="8"/>
          <table:table-cell table:number-columns-repeated="58"/>
        </table:table-row>
        <table:table-row table:style-name="ro1" table:number-rows-repeated="1048470">
          <table:table-cell table:number-columns-repeated="66"/>
        </table:table-row>
        <table:table-row table:style-name="ro1">
          <table:table-cell table:number-columns-repeated="66"/>
        </table:table-row>
      </table:table>
      <table:table table:name="Groups" table:style-name="ta1">
        <table:table-column table:style-name="co60" table:default-cell-style-name="ce20"/>
        <table:table-column table:style-name="co61" table:default-cell-style-name="ce20"/>
        <table:table-column table:style-name="co3" table:number-columns-repeated="61" table:default-cell-style-name="ce20"/>
        <table:table-row table:style-name="ro3">
          <table:table-cell table:style-name="ce45" office:value-type="string" calcext:value-type="string">
            <text:p>NAME</text:p>
          </table:table-cell>
          <table:table-cell table:style-name="ce45" office:value-type="string" calcext:value-type="string">
            <text:p>DESCRIPTION</text:p>
          </table:table-cell>
          <table:table-cell table:style-name="ce57" table:number-columns-repeated="21"/>
          <table:table-cell table:number-columns-repeated="40"/>
        </table:table-row>
        <table:table-row table:style-name="ro3">
          <table:table-cell table:style-name="ce22" office:value-type="string" calcext:value-type="string">
            <text:p>Assistants</text:p>
          </table:table-cell>
          <table:table-cell table:style-name="ce22" office:value-type="string" calcext:value-type="string">
            <text:p>Specialists who are assisting</text:p>
          </table:table-cell>
          <table:table-cell table:number-columns-repeated="61"/>
        </table:table-row>
        <table:table-row table:style-name="ro3">
          <table:table-cell table:style-name="ce22" office:value-type="string" calcext:value-type="string">
            <text:p>Stakeholders</text:p>
          </table:table-cell>
          <table:table-cell table:style-name="ce22" office:value-type="string" calcext:value-type="string">
            <text:p>Users getting a tour</text:p>
          </table:table-cell>
          <table:table-cell table:number-columns-repeated="61"/>
        </table:table-row>
        <table:table-row table:style-name="ro3">
          <table:table-cell table:style-name="ce22" office:value-type="string" calcext:value-type="string">
            <text:p>Admins</text:p>
          </table:table-cell>
          <table:table-cell table:style-name="ce22" office:value-type="string" calcext:value-type="string">
            <text:p>Administrators</text:p>
          </table:table-cell>
          <table:table-cell table:number-columns-repeated="61"/>
        </table:table-row>
        <table:table-row table:style-name="ro3">
          <table:table-cell table:style-name="ce22" office:value-type="string" calcext:value-type="string">
            <text:p>ChallengeLeads</text:p>
          </table:table-cell>
          <table:table-cell table:style-name="ce22" office:value-type="string" calcext:value-type="string">
            <text:p>Leader of a challenge</text:p>
          </table:table-cell>
          <table:table-cell table:number-columns-repeated="61"/>
        </table:table-row>
        <table:table-row table:style-name="ro1" table:number-rows-repeated="1048570">
          <table:table-cell table:number-columns-repeated="63"/>
        </table:table-row>
        <table:table-row table:style-name="ro1">
          <table:table-cell table:number-columns-repeated="63"/>
        </table:table-row>
      </table:table>
      <table:table table:name="Users" table:style-name="ta1">
        <table:table-column table:style-name="co3" table:number-columns-repeated="2" table:default-cell-style-name="ce20"/>
        <table:table-column table:style-name="co39" table:default-cell-style-name="ce20"/>
        <table:table-column table:style-name="co62" table:number-columns-repeated="3" table:default-cell-style-name="ce20"/>
        <table:table-column table:style-name="co63" table:default-cell-style-name="ce20"/>
        <table:table-column table:style-name="co64" table:default-cell-style-name="ce20"/>
        <table:table-column table:style-name="co3" table:number-columns-repeated="4" table:default-cell-style-name="ce20"/>
        <table:table-column table:style-name="co65" table:default-cell-style-name="ce20"/>
        <table:table-column table:style-name="co66" table:default-cell-style-name="ce20"/>
        <table:table-column table:style-name="co67" table:default-cell-style-name="ce20"/>
        <table:table-column table:style-name="co68" table:default-cell-style-name="ce20"/>
        <table:table-column table:style-name="co69" table:default-cell-style-name="ce20"/>
        <table:table-column table:style-name="co70" table:default-cell-style-name="ce20"/>
        <table:table-column table:style-name="co71" table:default-cell-style-name="ce20"/>
        <table:table-column table:style-name="co72" table:default-cell-style-name="ce20"/>
        <table:table-column table:style-name="co3" table:number-columns-repeated="43" table:default-cell-style-name="ce20"/>
        <table:table-row table:style-name="ro3">
          <table:table-cell table:style-name="ce45" office:value-type="string" calcext:value-type="string">
            <text:p>FIRST_NAME</text:p>
          </table:table-cell>
          <table:table-cell table:style-name="ce45" office:value-type="string" calcext:value-type="string">
            <text:p>LAST_NAME</text:p>
          </table:table-cell>
          <table:table-cell table:style-name="ce40" office:value-type="string" calcext:value-type="string">
            <text:p>DISPLAY_NAME</text:p>
          </table:table-cell>
          <table:table-cell table:style-name="ce40" office:value-type="string" calcext:value-type="string">
            <text:p>NAME_ID</text:p>
          </table:table-cell>
          <table:table-cell table:style-name="ce45" office:value-type="string" calcext:value-type="string">
            <text:p>CHALLENGES</text:p>
          </table:table-cell>
          <table:table-cell table:style-name="ce45" office:value-type="string" calcext:value-type="string">
            <text:p>OPPORTUNITIES</text:p>
          </table:table-cell>
          <table:table-cell table:style-name="ce45" office:value-type="string" calcext:value-type="string">
            <text:p>GROUPS</text:p>
          </table:table-cell>
          <table:table-cell table:style-name="ce45" office:value-type="string" calcext:value-type="string">
            <text:p>EMAIL</text:p>
          </table:table-cell>
          <table:table-cell table:style-name="ce45" office:value-type="string" calcext:value-type="string">
            <text:p>PHONE</text:p>
          </table:table-cell>
          <table:table-cell table:style-name="ce45" office:value-type="string" calcext:value-type="string">
            <text:p>CITY</text:p>
          </table:table-cell>
          <table:table-cell table:style-name="ce45" office:value-type="string" calcext:value-type="string">
            <text:p>COUNTRY</text:p>
          </table:table-cell>
          <table:table-cell table:style-name="ce45" office:value-type="string" calcext:value-type="string">
            <text:p>GENDER</text:p>
          </table:table-cell>
          <table:table-cell table:style-name="ce45" office:value-type="string" calcext:value-type="string">
            <text:p>AVATAR</text:p>
          </table:table-cell>
          <table:table-cell table:style-name="ce45" office:value-type="string" calcext:value-type="string">
            <text:p>ORGANIZATION</text:p>
          </table:table-cell>
          <table:table-cell table:style-name="ce45" office:value-type="string" calcext:value-type="string">
            <text:p>JOB_TITLE</text:p>
          </table:table-cell>
          <table:table-cell table:style-name="ce45" office:value-type="string" calcext:value-type="string">
            <text:p>BIO</text:p>
          </table:table-cell>
          <table:table-cell table:style-name="ce45" office:value-type="string" calcext:value-type="string">
            <text:p>SKILLS</text:p>
          </table:table-cell>
          <table:table-cell table:style-name="ce45" office:value-type="string" calcext:value-type="string">
            <text:p>KEYWORDS</text:p>
          </table:table-cell>
          <table:table-cell table:style-name="ce45" office:value-type="string" calcext:value-type="string">
            <text:p>LINKEDIN</text:p>
          </table:table-cell>
          <table:table-cell table:style-name="ce45" office:value-type="string" calcext:value-type="string">
            <text:p>TWITTER</text:p>
          </table:table-cell>
          <table:table-cell table:style-name="ce45" office:value-type="string" calcext:value-type="string">
            <text:p>COLOR</text:p>
          </table:table-cell>
          <table:table-cell table:style-name="ce57" table:number-columns-repeated="11"/>
          <table:table-cell table:number-columns-repeated="31"/>
        </table:table-row>
        <table:table-row table:style-name="ro17">
          <table:table-cell table:style-name="ce22" office:value-type="string" calcext:value-type="string">
            <text:p>Lilliam</text:p>
          </table:table-cell>
          <table:table-cell table:style-name="ce22" office:value-type="string" calcext:value-type="string">
            <text:p>Cathie</text:p>
          </table:table-cell>
          <table:table-cell table:style-name="ce22" table:formula="of:=[.A2]&amp;&quot; &quot;&amp;[.B2]" office:value-type="string" office:string-value="Lilliam Cathie" calcext:value-type="string">
            <text:p>Lilliam Cathie</text:p>
          </table:table-cell>
          <table:table-cell table:style-name="ce22" table:formula="of:=LEFT([.A2]&amp;[.B2];20)" office:value-type="string" office:string-value="LilliamCathie" calcext:value-type="string">
            <text:p>LilliamCathie</text:p>
          </table:table-cell>
          <table:table-cell table:style-name="ce44" office:value-type="string" calcext:value-type="string">
            <text:p>food</text:p>
          </table:table-cell>
          <table:table-cell table:style-name="ce22" office:value-type="string" calcext:value-type="string">
            <text:p>rural</text:p>
          </table:table-cell>
          <table:table-cell table:style-name="ce22" table:content-validation-name="val8" office:value-type="string" calcext:value-type="string">
            <text:p>Admins</text:p>
          </table:table-cell>
          <table:table-cell table:style-name="ce22" table:formula="of:=[.A2]&amp;&quot;@&quot;&amp;[.B2]&amp;&quot;.com&quot;" office:value-type="string" office:string-value="Lilliam@Cathie.com" calcext:value-type="string">
            <text:p>Lilliam@Cathie.com</text:p>
          </table:table-cell>
          <table:table-cell table:style-name="ce22" office:value-type="string" calcext:value-type="string">
            <text:p>397-113-1319</text:p>
          </table:table-cell>
          <table:table-cell table:style-name="ce22" office:value-type="string" calcext:value-type="string">
            <text:p>Leeuwarden</text:p>
          </table:table-cell>
          <table:table-cell table:style-name="ce22" office:value-type="string" calcext:value-type="string">
            <text:p>Netherlands</text:p>
          </table:table-cell>
          <table:table-cell table:style-name="ce22" office:value-type="string" calcext:value-type="string">
            <text:p>Male</text:p>
          </table:table-cell>
          <table:table-cell table:style-name="ce56" table:formula="of:=&quot;https://eu.ui-avatars.com/api/?name=&quot;&amp;[.A2]&amp;&quot;+&quot;&amp;[.B2]&amp;&quot;&amp;background=&quot;&amp;[.U2]&amp;&quot;&amp;color=fff&quot;" office:value-type="string" office:string-value="https://eu.ui-avatars.com/api/?name=Lilliam+Cathie&amp;background=A39622&amp;color=fff" calcext:value-type="string">
            <text:p>https://eu.ui-avatars.com/api/?name=Lilliam+Cathie&amp;background=A39622&amp;color=fff</text:p>
          </table:table-cell>
          <table:table-cell table:style-name="ce22" office:value-type="string" calcext:value-type="string">
            <text:p>united-nations</text:p>
          </table:table-cell>
          <table:table-cell table:style-name="ce22" office:value-type="string" calcext:value-type="string">
            <text:p>Account Executive</text:p>
          </table:table-cell>
          <table:table-cell table:style-name="ce22" office:value-type="string" calcext:value-type="string">
            <text:p>fermentum donec ut mauris eget massa tempor convallis nulla neque libero convallis eget eleifend luctus ultricies eu nibh</text:p>
          </table:table-cell>
          <table:table-cell table:style-name="ce22" office:value-type="string" calcext:value-type="string">
            <text:p>Accounting,Audit,Business development,Circular economy,Investing/funding,Research</text:p>
          </table:table-cell>
          <table:table-cell table:style-name="ce22" office:value-type="string" calcext:value-type="string">
            <text:p>Event design, internet culture, collaboration, epicness</text:p>
          </table:table-cell>
          <table:table-cell table:style-name="ce56" table:content-validation-name="val10" office:value-type="string" calcext:value-type="string">
            <text:p><text:a xlink:href="https://www.linkedin.com/company/cherrytwist-foundation" xlink:type="simple">https://www.linkedin.com/company/cherrytwist-foundation</text:a></text:p>
          </table:table-cell>
          <table:table-cell table:style-name="ce5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9622" calcext:value-type="string">
            <text:p>A39622</text:p>
          </table:table-cell>
          <table:table-cell table:number-columns-repeated="42"/>
        </table:table-row>
        <table:table-row table:style-name="ro17">
          <table:table-cell table:style-name="ce22" office:value-type="string" calcext:value-type="string">
            <text:p>Dorcas</text:p>
          </table:table-cell>
          <table:table-cell table:style-name="ce22" office:value-type="string" calcext:value-type="string">
            <text:p>Christinia</text:p>
          </table:table-cell>
          <table:table-cell table:style-name="ce22" table:formula="of:=[.A3]&amp;&quot; &quot;&amp;[.B3]" office:value-type="string" office:string-value="Dorcas Christinia" calcext:value-type="string">
            <text:p>Dorcas Christinia</text:p>
          </table:table-cell>
          <table:table-cell table:style-name="ce22" table:formula="of:=LEFT([.A3]&amp;[.B3];20)" office:value-type="string" office:string-value="DorcasChristinia" calcext:value-type="string">
            <text:p>DorcasChristinia</text:p>
          </table:table-cell>
          <table:table-cell table:style-name="ce44" office:value-type="string" calcext:value-type="string">
            <text:p>food</text:p>
          </table:table-cell>
          <table:table-cell table:style-name="ce22" office:value-type="string" calcext:value-type="string">
            <text:p>rural</text:p>
          </table:table-cell>
          <table:table-cell table:style-name="ce22" table:content-validation-name="val8" office:value-type="string" calcext:value-type="string">
            <text:p>Stakeholders</text:p>
          </table:table-cell>
          <table:table-cell table:style-name="ce22" table:formula="of:=[.A3]&amp;&quot;@&quot;&amp;[.B3]&amp;&quot;.com&quot;" office:value-type="string" office:string-value="Dorcas@Christinia.com" calcext:value-type="string">
            <text:p>Dorcas@Christinia.com</text:p>
          </table:table-cell>
          <table:table-cell table:style-name="ce22" office:value-type="string" calcext:value-type="string">
            <text:p>304-105-1713</text:p>
          </table:table-cell>
          <table:table-cell table:style-name="ce22" office:value-type="string" calcext:value-type="string">
            <text:p>Groningen</text:p>
          </table:table-cell>
          <table:table-cell table:style-name="ce22" office:value-type="string" calcext:value-type="string">
            <text:p>Netherlands</text:p>
          </table:table-cell>
          <table:table-cell table:style-name="ce22" office:value-type="string" calcext:value-type="string">
            <text:p>Male</text:p>
          </table:table-cell>
          <table:table-cell table:style-name="ce56" table:formula="of:=&quot;https://eu.ui-avatars.com/api/?name=&quot;&amp;[.A3]&amp;&quot;+&quot;&amp;[.B3]&amp;&quot;&amp;background=&quot;&amp;[.U3]&amp;&quot;&amp;color=fff&quot;" office:value-type="string" office:string-value="https://eu.ui-avatars.com/api/?name=Dorcas+Christinia&amp;background=A24345&amp;color=fff" calcext:value-type="string">
            <text:p>https://eu.ui-avatars.com/api/?name=Dorcas+Christinia&amp;background=A24345&amp;color=fff</text:p>
          </table:table-cell>
          <table:table-cell table:style-name="ce22" office:value-type="string" calcext:value-type="string">
            <text:p>food</text:p>
          </table:table-cell>
          <table:table-cell table:style-name="ce22" office:value-type="string" calcext:value-type="string">
            <text:p>Chemical Engineer</text:p>
          </table:table-cell>
          <table:table-cell table:style-name="ce22" office:value-type="string" calcext:value-type="string">
            <text:p>posuere cubilia curae nulla dapibus dolor vel est donec odio justo sollicitudin ut suscipit a feugiat</text:p>
          </table:table-cell>
          <table:table-cell table:style-name="ce22" office:value-type="string" calcext:value-type="string">
            <text:p>Business development,Circular economy,Pitching and presenting,Project management,Research,Microbiology</text:p>
          </table:table-cell>
          <table:table-cell table:style-name="ce22" office:value-type="string" calcext:value-type="string">
            <text:p>#connect #odyssey #momentum #practical #program #partnerships #process #jury #criteria #wow #delegation #overview #polaris #policy #achiever #miro #pilot #proposition #pitch</text:p>
          </table:table-cell>
          <table:table-cell table:style-name="ce56" table:content-validation-name="val10" office:value-type="string" calcext:value-type="string">
            <text:p><text:a xlink:href="https://www.linkedin.com/company/cherrytwist-foundation" xlink:type="simple">https://www.linkedin.com/company/cherrytwist-foundation</text:a></text:p>
          </table:table-cell>
          <table:table-cell table:style-name="ce5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4345" calcext:value-type="string">
            <text:p>A24345</text:p>
          </table:table-cell>
          <table:table-cell table:number-columns-repeated="42"/>
        </table:table-row>
        <table:table-row table:style-name="ro17">
          <table:table-cell table:style-name="ce22" office:value-type="string" calcext:value-type="string">
            <text:p>Ebonie</text:p>
          </table:table-cell>
          <table:table-cell table:style-name="ce22" office:value-type="string" calcext:value-type="string">
            <text:p>Almeda</text:p>
          </table:table-cell>
          <table:table-cell table:style-name="ce22" table:formula="of:=[.A4]&amp;&quot; &quot;&amp;[.B4]" office:value-type="string" office:string-value="Ebonie Almeda" calcext:value-type="string">
            <text:p>Ebonie Almeda</text:p>
          </table:table-cell>
          <table:table-cell table:style-name="ce22" table:formula="of:=LEFT([.A4]&amp;[.B4];20)" office:value-type="string" office:string-value="EbonieAlmeda" calcext:value-type="string">
            <text:p>EbonieAlmeda</text:p>
          </table:table-cell>
          <table:table-cell table:style-name="ce44" office:value-type="string" calcext:value-type="string">
            <text:p>food</text:p>
          </table:table-cell>
          <table:table-cell table:style-name="ce22" office:value-type="string" calcext:value-type="string">
            <text:p>rural</text:p>
          </table:table-cell>
          <table:table-cell table:style-name="ce22" office:value-type="string" calcext:value-type="string">
            <text:p>Assistants</text:p>
          </table:table-cell>
          <table:table-cell table:style-name="ce22" table:formula="of:=[.A4]&amp;&quot;@&quot;&amp;[.B4]&amp;&quot;.com&quot;" office:value-type="string" office:string-value="Ebonie@Almeda.com" calcext:value-type="string">
            <text:p>Ebonie@Almeda.com</text:p>
          </table:table-cell>
          <table:table-cell table:style-name="ce22" office:value-type="string" calcext:value-type="string">
            <text:p>888-733-7554</text:p>
          </table:table-cell>
          <table:table-cell table:style-name="ce22" office:value-type="string" calcext:value-type="string">
            <text:p>Groningen</text:p>
          </table:table-cell>
          <table:table-cell table:style-name="ce22" office:value-type="string" calcext:value-type="string">
            <text:p>Netherlands</text:p>
          </table:table-cell>
          <table:table-cell table:style-name="ce22" office:value-type="string" calcext:value-type="string">
            <text:p>Male</text:p>
          </table:table-cell>
          <table:table-cell table:style-name="ce56" table:formula="of:=&quot;https://eu.ui-avatars.com/api/?name=&quot;&amp;[.A4]&amp;&quot;+&quot;&amp;[.B4]&amp;&quot;&amp;background=&quot;&amp;[.U4]&amp;&quot;&amp;color=fff&quot;" office:value-type="string" office:string-value="https://eu.ui-avatars.com/api/?name=Ebonie+Almeda&amp;background=A89413&amp;color=fff" calcext:value-type="string">
            <text:p>https://eu.ui-avatars.com/api/?name=Ebonie+Almeda&amp;background=A89413&amp;color=fff</text:p>
          </table:table-cell>
          <table:table-cell table:style-name="ce22" office:value-type="string" calcext:value-type="string">
            <text:p>faq</text:p>
          </table:table-cell>
          <table:table-cell table:style-name="ce22" office:value-type="string" calcext:value-type="string">
            <text:p>Biostatistician IV</text:p>
          </table:table-cell>
          <table:table-cell table:style-name="ce22" office:value-type="string" calcext:value-type="string">
            <text:p>viverra dapibus nulla suscipit ligula in lacus curabitur at ipsum ac tellus semper interdum mauris ullamcorper</text:p>
          </table:table-cell>
          <table:table-cell table:style-name="ce22" office:value-type="string" calcext:value-type="string">
            <text:p>Project management,Research,Technical</text:p>
          </table:table-cell>
          <table:table-cell table:style-name="ce22" office:value-type="string" calcext:value-type="string">
            <text:p>teams, collaboration, community, partnership, connect, social media, program, event, communication</text:p>
          </table:table-cell>
          <table:table-cell table:style-name="ce56" table:content-validation-name="val10" office:value-type="string" calcext:value-type="string">
            <text:p><text:a xlink:href="https://www.linkedin.com/company/cherrytwist-foundation" xlink:type="simple">https://www.linkedin.com/company/cherrytwist-foundation</text:a></text:p>
          </table:table-cell>
          <table:table-cell table:style-name="ce5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9413" calcext:value-type="string">
            <text:p>A89413</text:p>
          </table:table-cell>
          <table:table-cell table:number-columns-repeated="42"/>
        </table:table-row>
        <table:table-row table:style-name="ro17">
          <table:table-cell table:style-name="ce22" office:value-type="string" calcext:value-type="string">
            <text:p>Lilliam</text:p>
          </table:table-cell>
          <table:table-cell table:style-name="ce22" office:value-type="string" calcext:value-type="string">
            <text:p>Sonny</text:p>
          </table:table-cell>
          <table:table-cell table:style-name="ce22" table:formula="of:=[.A5]&amp;&quot; &quot;&amp;[.B5]" office:value-type="string" office:string-value="Lilliam Sonny" calcext:value-type="string">
            <text:p>Lilliam Sonny</text:p>
          </table:table-cell>
          <table:table-cell table:style-name="ce22" table:formula="of:=LEFT([.A5]&amp;[.B5];20)" office:value-type="string" office:string-value="LilliamSonny" calcext:value-type="string">
            <text:p>LilliamSonny</text:p>
          </table:table-cell>
          <table:table-cell table:style-name="ce44" office:value-type="string" calcext:value-type="string">
            <text:p>food</text:p>
          </table:table-cell>
          <table:table-cell table:style-name="ce22" office:value-type="string" calcext:value-type="string">
            <text:p>rural</text:p>
          </table:table-cell>
          <table:table-cell table:style-name="ce22" office:value-type="string" calcext:value-type="string">
            <text:p>ChallengeLeads</text:p>
          </table:table-cell>
          <table:table-cell table:style-name="ce22" table:formula="of:=[.A5]&amp;&quot;@&quot;&amp;[.B5]&amp;&quot;.com&quot;" office:value-type="string" office:string-value="Lilliam@Sonny.com" calcext:value-type="string">
            <text:p>Lilliam@Sonny.com</text:p>
          </table:table-cell>
          <table:table-cell table:style-name="ce22" office:value-type="string" calcext:value-type="string">
            <text:p>323-455-1267</text:p>
          </table:table-cell>
          <table:table-cell table:style-name="ce22" office:value-type="string" calcext:value-type="string">
            <text:p>Mutton</text:p>
          </table:table-cell>
          <table:table-cell table:style-name="ce22" office:value-type="string" calcext:value-type="string">
            <text:p>Scotland</text:p>
          </table:table-cell>
          <table:table-cell table:style-name="ce22" office:value-type="string" calcext:value-type="string">
            <text:p>Male</text:p>
          </table:table-cell>
          <table:table-cell table:style-name="ce56" table:formula="of:=&quot;https://eu.ui-avatars.com/api/?name=&quot;&amp;[.A5]&amp;&quot;+&quot;&amp;[.B5]&amp;&quot;&amp;background=&quot;&amp;[.U5]&amp;&quot;&amp;color=fff&quot;" office:value-type="string" office:string-value="https://eu.ui-avatars.com/api/?name=Lilliam+Sonny&amp;background=A74756&amp;color=fff" calcext:value-type="string">
            <text:p>https://eu.ui-avatars.com/api/?name=Lilliam+Sonny&amp;background=A74756&amp;color=fff</text:p>
          </table:table-cell>
          <table:table-cell table:style-name="ce22" office:value-type="string" calcext:value-type="string">
            <text:p>energy</text:p>
          </table:table-cell>
          <table:table-cell table:style-name="ce22" office:value-type="string" calcext:value-type="string">
            <text:p>Physical Therapy Assistant</text:p>
          </table:table-cell>
          <table:table-cell table:style-name="ce22" office:value-type="string" calcext:value-type="string">
            <text:p>odio porttitor id consequat in consequat ut nulla sed accumsan felis ut at dolor quis odio consequat</text:p>
          </table:table-cell>
          <table:table-cell table:style-name="ce22" office:value-type="string" calcext:value-type="string">
            <text:p>Accounting,Banking,Ethics,Financial</text:p>
          </table:table-cell>
          <table:table-cell table:style-name="ce22" office:value-type="string" calcext:value-type="string">
            <text:p>collaboration, organizational development, crew, event,</text:p>
          </table:table-cell>
          <table:table-cell table:style-name="ce56" table:content-validation-name="val10" office:value-type="string" calcext:value-type="string">
            <text:p><text:a xlink:href="https://www.linkedin.com/company/cherrytwist-foundation" xlink:type="simple">https://www.linkedin.com/company/cherrytwist-foundation</text:a></text:p>
          </table:table-cell>
          <table:table-cell table:style-name="ce5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4756" calcext:value-type="string">
            <text:p>A74756</text:p>
          </table:table-cell>
          <table:table-cell table:number-columns-repeated="42"/>
        </table:table-row>
        <table:table-row table:style-name="ro17">
          <table:table-cell table:style-name="ce22" office:value-type="string" calcext:value-type="string">
            <text:p>Kathern</text:p>
          </table:table-cell>
          <table:table-cell table:style-name="ce22" office:value-type="string" calcext:value-type="string">
            <text:p>Keira</text:p>
          </table:table-cell>
          <table:table-cell table:style-name="ce22" table:formula="of:=[.A6]&amp;&quot; &quot;&amp;[.B6]" office:value-type="string" office:string-value="Kathern Keira" calcext:value-type="string">
            <text:p>Kathern Keira</text:p>
          </table:table-cell>
          <table:table-cell table:style-name="ce22" table:formula="of:=LEFT([.A6]&amp;[.B6];20)" office:value-type="string" office:string-value="KathernKeira" calcext:value-type="string">
            <text:p>KathernKeira</text:p>
          </table:table-cell>
          <table:table-cell table:style-name="ce44" office:value-type="string" calcext:value-type="string">
            <text:p>food</text:p>
          </table:table-cell>
          <table:table-cell table:style-name="ce22" office:value-type="string" calcext:value-type="string">
            <text:p>rural</text:p>
          </table:table-cell>
          <table:table-cell table:style-name="ce22" table:content-validation-name="val8"/>
          <table:table-cell table:style-name="ce22" table:formula="of:=[.A6]&amp;&quot;@&quot;&amp;[.B6]&amp;&quot;.com&quot;" office:value-type="string" office:string-value="Kathern@Keira.com" calcext:value-type="string">
            <text:p>Kathern@Keira.com</text:p>
          </table:table-cell>
          <table:table-cell table:style-name="ce22" office:value-type="string" calcext:value-type="string">
            <text:p>181-434-4769</text:p>
          </table:table-cell>
          <table:table-cell table:style-name="ce22" office:value-type="string" calcext:value-type="string">
            <text:p>Den Haag</text:p>
          </table:table-cell>
          <table:table-cell table:style-name="ce22" office:value-type="string" calcext:value-type="string">
            <text:p>Netherlands</text:p>
          </table:table-cell>
          <table:table-cell table:style-name="ce22" office:value-type="string" calcext:value-type="string">
            <text:p>Male</text:p>
          </table:table-cell>
          <table:table-cell table:style-name="ce56" table:formula="of:=&quot;https://eu.ui-avatars.com/api/?name=&quot;&amp;[.A6]&amp;&quot;+&quot;&amp;[.B6]&amp;&quot;&amp;background=&quot;&amp;[.U6]&amp;&quot;&amp;color=fff&quot;" office:value-type="string" office:string-value="https://eu.ui-avatars.com/api/?name=Kathern+Keira&amp;background=A46614&amp;color=fff" calcext:value-type="string">
            <text:p>https://eu.ui-avatars.com/api/?name=Kathern+Keira&amp;background=A46614&amp;color=fff</text:p>
          </table:table-cell>
          <table:table-cell table:style-name="ce22" office:value-type="string" calcext:value-type="string">
            <text:p>water</text:p>
          </table:table-cell>
          <table:table-cell table:style-name="ce22" office:value-type="string" calcext:value-type="string">
            <text:p>Senior Editor</text:p>
          </table:table-cell>
          <table:table-cell table:style-name="ce22" office:value-type="string" calcext:value-type="string">
            <text:p>proin interdum mauris non ligula pellentesque ultrices phasellus id sapien in sapien iaculis congue vivamus metus</text:p>
          </table:table-cell>
          <table:table-cell table:style-name="ce22" office:value-type="string" calcext:value-type="string">
            <text:p>Blockchain technologies (no coding skills),Business development,Investing/funding,IOT,Legal,Product management,Research</text:p>
          </table:table-cell>
          <table:table-cell table:style-name="ce22" office:value-type="string" calcext:value-type="string">
            <text:p>Marketing, social media, communication</text:p>
          </table:table-cell>
          <table:table-cell table:style-name="ce56" table:content-validation-name="val10" office:value-type="string" calcext:value-type="string">
            <text:p><text:a xlink:href="https://www.linkedin.com/company/cherrytwist-foundation" xlink:type="simple">https://www.linkedin.com/company/cherrytwist-foundation</text:a></text:p>
          </table:table-cell>
          <table:table-cell table:style-name="ce5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6614" calcext:value-type="string">
            <text:p>A46614</text:p>
          </table:table-cell>
          <table:table-cell table:number-columns-repeated="42"/>
        </table:table-row>
        <table:table-row table:style-name="ro17">
          <table:table-cell table:style-name="ce22" office:value-type="string" calcext:value-type="string">
            <text:p>Elijah</text:p>
          </table:table-cell>
          <table:table-cell table:style-name="ce22" office:value-type="string" calcext:value-type="string">
            <text:p>Kena</text:p>
          </table:table-cell>
          <table:table-cell table:style-name="ce22" table:formula="of:=[.A7]&amp;&quot; &quot;&amp;[.B7]" office:value-type="string" office:string-value="Elijah Kena" calcext:value-type="string">
            <text:p>Elijah Kena</text:p>
          </table:table-cell>
          <table:table-cell table:style-name="ce22" table:formula="of:=LEFT([.A7]&amp;[.B7];20)" office:value-type="string" office:string-value="ElijahKena" calcext:value-type="string">
            <text:p>ElijahKena</text:p>
          </table:table-cell>
          <table:table-cell table:style-name="ce44" office:value-type="string" calcext:value-type="string">
            <text:p>food</text:p>
          </table:table-cell>
          <table:table-cell table:style-name="ce22" office:value-type="string" calcext:value-type="string">
            <text:p>food-sec</text:p>
          </table:table-cell>
          <table:table-cell table:style-name="ce22" table:content-validation-name="val8" office:value-type="string" calcext:value-type="string">
            <text:p>Stakeholders</text:p>
          </table:table-cell>
          <table:table-cell table:style-name="ce22" table:formula="of:=[.A7]&amp;&quot;@&quot;&amp;[.B7]&amp;&quot;.com&quot;" office:value-type="string" office:string-value="Elijah@Kena.com" calcext:value-type="string">
            <text:p>Elijah@Kena.com</text:p>
          </table:table-cell>
          <table:table-cell table:style-name="ce22" office:value-type="string" calcext:value-type="string">
            <text:p>196-687-5811</text:p>
          </table:table-cell>
          <table:table-cell table:style-name="ce22" office:value-type="string" calcext:value-type="string">
            <text:p>Groningen</text:p>
          </table:table-cell>
          <table:table-cell table:style-name="ce22" office:value-type="string" calcext:value-type="string">
            <text:p>Netherlands</text:p>
          </table:table-cell>
          <table:table-cell table:style-name="ce22" office:value-type="string" calcext:value-type="string">
            <text:p>Male</text:p>
          </table:table-cell>
          <table:table-cell table:style-name="ce56" table:formula="of:=&quot;https://eu.ui-avatars.com/api/?name=&quot;&amp;[.A7]&amp;&quot;+&quot;&amp;[.B7]&amp;&quot;&amp;background=&quot;&amp;[.U7]&amp;&quot;&amp;color=fff&quot;" office:value-type="string" office:string-value="https://eu.ui-avatars.com/api/?name=Elijah+Kena&amp;background=A82755&amp;color=fff" calcext:value-type="string">
            <text:p>https://eu.ui-avatars.com/api/?name=Elijah+Kena&amp;background=A82755&amp;color=fff</text:p>
          </table:table-cell>
          <table:table-cell table:style-name="ce22" office:value-type="string" calcext:value-type="string">
            <text:p>climate</text:p>
          </table:table-cell>
          <table:table-cell table:style-name="ce22" office:value-type="string" calcext:value-type="string">
            <text:p>Administrative Officer</text:p>
          </table:table-cell>
          <table:table-cell table:style-name="ce22" office:value-type="string" calcext:value-type="string">
            <text:p>curae donec pharetra magna vestibulum aliquet ultrices erat tortor sollicitudin mi sit amet lobortis</text:p>
          </table:table-cell>
          <table:table-cell table:style-name="ce22" office:value-type="string" calcext:value-type="string">
            <text:p>Technical</text:p>
          </table:table-cell>
          <table:table-cell table:style-name="ce22" office:value-type="string" calcext:value-type="string">
            <text:p>#eyehear</text:p>
          </table:table-cell>
          <table:table-cell table:style-name="ce56" table:content-validation-name="val10" office:value-type="string" calcext:value-type="string">
            <text:p><text:a xlink:href="https://www.linkedin.com/company/cherrytwist-foundation" xlink:type="simple">https://www.linkedin.com/company/cherrytwist-foundation</text:a></text:p>
          </table:table-cell>
          <table:table-cell table:style-name="ce5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2755" calcext:value-type="string">
            <text:p>A82755</text:p>
          </table:table-cell>
          <table:table-cell table:number-columns-repeated="42"/>
        </table:table-row>
        <table:table-row table:style-name="ro17">
          <table:table-cell table:style-name="ce22" office:value-type="string" calcext:value-type="string">
            <text:p>Madalyn</text:p>
          </table:table-cell>
          <table:table-cell table:style-name="ce22" office:value-type="string" calcext:value-type="string">
            <text:p>Jerold</text:p>
          </table:table-cell>
          <table:table-cell table:style-name="ce22" table:formula="of:=[.A8]&amp;&quot; &quot;&amp;[.B8]" office:value-type="string" office:string-value="Madalyn Jerold" calcext:value-type="string">
            <text:p>Madalyn Jerold</text:p>
          </table:table-cell>
          <table:table-cell table:style-name="ce22" table:formula="of:=LEFT([.A8]&amp;[.B8];20)" office:value-type="string" office:string-value="MadalynJerold" calcext:value-type="string">
            <text:p>MadalynJerold</text:p>
          </table:table-cell>
          <table:table-cell table:style-name="ce44" office:value-type="string" calcext:value-type="string">
            <text:p>food</text:p>
          </table:table-cell>
          <table:table-cell table:style-name="ce22" office:value-type="string" calcext:value-type="string">
            <text:p>food-sec</text:p>
          </table:table-cell>
          <table:table-cell table:style-name="ce22" office:value-type="string" calcext:value-type="string">
            <text:p>Assistants</text:p>
          </table:table-cell>
          <table:table-cell table:style-name="ce22" table:formula="of:=[.A8]&amp;&quot;@&quot;&amp;[.B8]&amp;&quot;.com&quot;" office:value-type="string" office:string-value="Madalyn@Jerold.com" calcext:value-type="string">
            <text:p>Madalyn@Jerold.com</text:p>
          </table:table-cell>
          <table:table-cell table:style-name="ce22" office:value-type="string" calcext:value-type="string">
            <text:p>170-596-1269</text:p>
          </table:table-cell>
          <table:table-cell table:style-name="ce22" office:value-type="string" calcext:value-type="string">
            <text:p>Groningen</text:p>
          </table:table-cell>
          <table:table-cell table:style-name="ce22" office:value-type="string" calcext:value-type="string">
            <text:p>Netherlands</text:p>
          </table:table-cell>
          <table:table-cell table:style-name="ce22" office:value-type="string" calcext:value-type="string">
            <text:p>Male</text:p>
          </table:table-cell>
          <table:table-cell table:style-name="ce56" table:formula="of:=&quot;https://eu.ui-avatars.com/api/?name=&quot;&amp;[.A8]&amp;&quot;+&quot;&amp;[.B8]&amp;&quot;&amp;background=&quot;&amp;[.U8]&amp;&quot;&amp;color=fff&quot;" office:value-type="string" office:string-value="https://eu.ui-avatars.com/api/?name=Madalyn+Jerold&amp;background=A31558&amp;color=fff" calcext:value-type="string">
            <text:p>https://eu.ui-avatars.com/api/?name=Madalyn+Jerold&amp;background=A31558&amp;color=fff</text:p>
          </table:table-cell>
          <table:table-cell table:style-name="ce22" office:value-type="string" calcext:value-type="string">
            <text:p>united-nations</text:p>
          </table:table-cell>
          <table:table-cell table:style-name="ce22" office:value-type="string" calcext:value-type="string">
            <text:p>Pharmacist</text:p>
          </table:table-cell>
          <table:table-cell table:style-name="ce22" office:value-type="string" calcext:value-type="string">
            <text:p>dapibus dolor vel est donec odio justo sollicitudin ut suscipit a feugiat et eros vestibulum ac est lacinia</text:p>
          </table:table-cell>
          <table:table-cell table:style-name="ce22" office:value-type="string" calcext:value-type="string">
            <text:p>Artificial intelligence,Blockchain technologies (no coding skills),Ethics,Financial,Pitching and presenting,Product management,Project management,Research,Technical</text:p>
          </table:table-cell>
          <table:table-cell table:style-name="ce22" office:value-type="string" calcext:value-type="string">
            <text:p>#web3 #blockchain #smartcontracts #accelerator #tokens #software #engineering</text:p>
          </table:table-cell>
          <table:table-cell table:style-name="ce56" table:content-validation-name="val10" office:value-type="string" calcext:value-type="string">
            <text:p><text:a xlink:href="https://www.linkedin.com/company/cherrytwist-foundation" xlink:type="simple">https://www.linkedin.com/company/cherrytwist-foundation</text:a></text:p>
          </table:table-cell>
          <table:table-cell table:style-name="ce5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1558" calcext:value-type="string">
            <text:p>A31558</text:p>
          </table:table-cell>
          <table:table-cell table:number-columns-repeated="42"/>
        </table:table-row>
        <table:table-row table:style-name="ro17">
          <table:table-cell table:style-name="ce22" office:value-type="string" calcext:value-type="string">
            <text:p>Alisha</text:p>
          </table:table-cell>
          <table:table-cell table:style-name="ce22" office:value-type="string" calcext:value-type="string">
            <text:p>Rutha</text:p>
          </table:table-cell>
          <table:table-cell table:style-name="ce22" table:formula="of:=[.A9]&amp;&quot; &quot;&amp;[.B9]" office:value-type="string" office:string-value="Alisha Rutha" calcext:value-type="string">
            <text:p>Alisha Rutha</text:p>
          </table:table-cell>
          <table:table-cell table:style-name="ce22" table:formula="of:=LEFT([.A9]&amp;[.B9];20)" office:value-type="string" office:string-value="AlishaRutha" calcext:value-type="string">
            <text:p>AlishaRutha</text:p>
          </table:table-cell>
          <table:table-cell table:style-name="ce44" office:value-type="string" calcext:value-type="string">
            <text:p>food</text:p>
          </table:table-cell>
          <table:table-cell table:style-name="ce22" office:value-type="string" calcext:value-type="string">
            <text:p>food-sec</text:p>
          </table:table-cell>
          <table:table-cell table:style-name="ce22" table:content-validation-name="val8" office:value-type="string" calcext:value-type="string">
            <text:p>Admins</text:p>
          </table:table-cell>
          <table:table-cell table:style-name="ce22" table:formula="of:=[.A9]&amp;&quot;@&quot;&amp;[.B9]&amp;&quot;.com&quot;" office:value-type="string" office:string-value="Alisha@Rutha.com" calcext:value-type="string">
            <text:p>Alisha@Rutha.com</text:p>
          </table:table-cell>
          <table:table-cell table:style-name="ce22" office:value-type="string" calcext:value-type="string">
            <text:p>590-632-6853</text:p>
          </table:table-cell>
          <table:table-cell table:style-name="ce22" office:value-type="string" calcext:value-type="string">
            <text:p>Groningen</text:p>
          </table:table-cell>
          <table:table-cell table:style-name="ce22" office:value-type="string" calcext:value-type="string">
            <text:p>Netherlands</text:p>
          </table:table-cell>
          <table:table-cell table:style-name="ce22" office:value-type="string" calcext:value-type="string">
            <text:p>Male</text:p>
          </table:table-cell>
          <table:table-cell table:style-name="ce56" table:formula="of:=&quot;https://eu.ui-avatars.com/api/?name=&quot;&amp;[.A9]&amp;&quot;+&quot;&amp;[.B9]&amp;&quot;&amp;background=&quot;&amp;[.U9]&amp;&quot;&amp;color=fff&quot;" office:value-type="string" office:string-value="https://eu.ui-avatars.com/api/?name=Alisha+Rutha&amp;background=A83775&amp;color=fff" calcext:value-type="string">
            <text:p>https://eu.ui-avatars.com/api/?name=Alisha+Rutha&amp;background=A83775&amp;color=fff</text:p>
          </table:table-cell>
          <table:table-cell table:style-name="ce22" office:value-type="string" calcext:value-type="string">
            <text:p>food</text:p>
          </table:table-cell>
          <table:table-cell table:style-name="ce22" office:value-type="string" calcext:value-type="string">
            <text:p>Media Manager II</text:p>
          </table:table-cell>
          <table:table-cell table:style-name="ce22" office:value-type="string" calcext:value-type="string">
            <text:p>sapien arcu sed augue aliquam erat volutpat in congue etiam justo etiam pretium iaculis</text:p>
          </table:table-cell>
          <table:table-cell table:style-name="ce22" office:value-type="string" calcext:value-type="string">
            <text:p>Research,UI &amp; UX Design</text:p>
          </table:table-cell>
          <table:table-cell table:style-name="ce22" office:value-type="string" calcext:value-type="string">
            <text:p>Yedi Guide</text:p>
          </table:table-cell>
          <table:table-cell table:style-name="ce56" table:content-validation-name="val10" office:value-type="string" calcext:value-type="string">
            <text:p><text:a xlink:href="https://www.linkedin.com/company/cherrytwist-foundation" xlink:type="simple">https://www.linkedin.com/company/cherrytwist-foundation</text:a></text:p>
          </table:table-cell>
          <table:table-cell table:style-name="ce5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3775" calcext:value-type="string">
            <text:p>A83775</text:p>
          </table:table-cell>
          <table:table-cell table:number-columns-repeated="42"/>
        </table:table-row>
        <table:table-row table:style-name="ro17">
          <table:table-cell table:style-name="ce22" office:value-type="string" calcext:value-type="string">
            <text:p>Luvenia</text:p>
          </table:table-cell>
          <table:table-cell table:style-name="ce22" office:value-type="string" calcext:value-type="string">
            <text:p>Kena</text:p>
          </table:table-cell>
          <table:table-cell table:style-name="ce22" table:formula="of:=[.A10]&amp;&quot; &quot;&amp;[.B10]" office:value-type="string" office:string-value="Luvenia Kena" calcext:value-type="string">
            <text:p>Luvenia Kena</text:p>
          </table:table-cell>
          <table:table-cell table:style-name="ce22" table:formula="of:=LEFT([.A10]&amp;[.B10];20)" office:value-type="string" office:string-value="LuveniaKena" calcext:value-type="string">
            <text:p>LuveniaKena</text:p>
          </table:table-cell>
          <table:table-cell table:style-name="ce44" office:value-type="string" calcext:value-type="string">
            <text:p>food</text:p>
          </table:table-cell>
          <table:table-cell table:style-name="ce22" office:value-type="string" calcext:value-type="string">
            <text:p>food-sec</text:p>
          </table:table-cell>
          <table:table-cell table:style-name="ce22" office:value-type="string" calcext:value-type="string">
            <text:p>ChallengeLeads</text:p>
          </table:table-cell>
          <table:table-cell table:style-name="ce22" table:formula="of:=[.A10]&amp;&quot;@&quot;&amp;[.B10]&amp;&quot;.com&quot;" office:value-type="string" office:string-value="Luvenia@Kena.com" calcext:value-type="string">
            <text:p>Luvenia@Kena.com</text:p>
          </table:table-cell>
          <table:table-cell table:style-name="ce22" office:value-type="string" calcext:value-type="string">
            <text:p>605-247-8055</text:p>
          </table:table-cell>
          <table:table-cell table:style-name="ce22" office:value-type="string" calcext:value-type="string">
            <text:p>London Dungeon</text:p>
          </table:table-cell>
          <table:table-cell table:style-name="ce22" office:value-type="string" calcext:value-type="string">
            <text:p>Untied Kingdom</text:p>
          </table:table-cell>
          <table:table-cell table:style-name="ce22" office:value-type="string" calcext:value-type="string">
            <text:p>Male</text:p>
          </table:table-cell>
          <table:table-cell table:style-name="ce56" table:formula="of:=&quot;https://eu.ui-avatars.com/api/?name=&quot;&amp;[.A10]&amp;&quot;+&quot;&amp;[.B10]&amp;&quot;&amp;background=&quot;&amp;[.U10]&amp;&quot;&amp;color=fff&quot;" office:value-type="string" office:string-value="https://eu.ui-avatars.com/api/?name=Luvenia+Kena&amp;background=A59983&amp;color=fff" calcext:value-type="string">
            <text:p>https://eu.ui-avatars.com/api/?name=Luvenia+Kena&amp;background=A59983&amp;color=fff</text:p>
          </table:table-cell>
          <table:table-cell table:style-name="ce22" office:value-type="string" calcext:value-type="string">
            <text:p>faq</text:p>
          </table:table-cell>
          <table:table-cell table:style-name="ce22" office:value-type="string" calcext:value-type="string">
            <text:p>Graphic Designer</text:p>
          </table:table-cell>
          <table:table-cell table:style-name="ce22" office:value-type="string" calcext:value-type="string">
            <text:p>pellentesque quisque porta volutpat erat quisque erat eros viverra eget congue eget semper rutrum nulla nunc purus phasellus</text:p>
          </table:table-cell>
          <table:table-cell table:style-name="ce22" office:value-type="string" calcext:value-type="string">
            <text:p>Banking,Blockchain technologies (no coding skills),Business development,Pitching and presenting</text:p>
          </table:table-cell>
          <table:table-cell table:style-name="ce22" office:value-type="string" calcext:value-type="string">
            <text:p>Natural Language Processing</text:p>
          </table:table-cell>
          <table:table-cell table:style-name="ce56" table:content-validation-name="val10" office:value-type="string" calcext:value-type="string">
            <text:p><text:a xlink:href="https://www.linkedin.com/company/cherrytwist-foundation" xlink:type="simple">https://www.linkedin.com/company/cherrytwist-foundation</text:a></text:p>
          </table:table-cell>
          <table:table-cell table:style-name="ce5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9983" calcext:value-type="string">
            <text:p>A59983</text:p>
          </table:table-cell>
          <table:table-cell table:number-columns-repeated="42"/>
        </table:table-row>
        <table:table-row table:style-name="ro3" table:number-rows-repeated="4">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56"/>
          <table:table-cell table:style-name="ce22" table:number-columns-repeated="5"/>
          <table:table-cell table:style-name="ce56" table:content-validation-name="val10" table:number-columns-repeated="2"/>
          <table:table-cell table:number-columns-repeated="43"/>
        </table:table-row>
        <table:table-row table:style-name="ro3" table:number-rows-repeated="14">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56"/>
          <table:table-cell table:style-name="ce22" table:number-columns-repeated="5"/>
          <table:table-cell table:style-name="ce56" table:content-validation-name="val10"/>
          <table:table-cell table:content-validation-name="val10"/>
          <table:table-cell table:number-columns-repeated="43"/>
        </table:table-row>
        <table:table-row table:style-name="ro3" table:number-rows-repeated="13">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56"/>
          <table:table-cell table:style-name="ce22" table:number-columns-repeated="5"/>
          <table:table-cell table:style-name="ce56" table:content-validation-name="val10" table:number-columns-repeated="2"/>
          <table:table-cell table:number-columns-repeated="43"/>
        </table:table-row>
        <table:table-row table:style-name="ro3" table:number-rows-repeated="5">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56"/>
          <table:table-cell table:style-name="ce22" table:number-columns-repeated="5"/>
          <table:table-cell table:content-validation-name="val10"/>
          <table:table-cell table:style-name="ce56" table:content-validation-name="val10"/>
          <table:table-cell table:number-columns-repeated="43"/>
        </table:table-row>
        <table:table-row table:style-name="ro3" table:number-rows-repeated="47">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56"/>
          <table:table-cell table:style-name="ce22" table:number-columns-repeated="5"/>
          <table:table-cell table:content-validation-name="val10" table:number-columns-repeated="2"/>
          <table:table-cell table:number-columns-repeated="43"/>
        </table:table-row>
        <table:table-row table:style-name="ro3" table:number-rows-repeated="8">
          <table:table-cell table:style-name="ce22" table:number-columns-repeated="4"/>
          <table:table-cell/>
          <table:table-cell table:style-name="ce22"/>
          <table:table-cell table:style-name="ce22" table:content-validation-name="val8"/>
          <table:table-cell table:style-name="ce22" table:number-columns-repeated="5"/>
          <table:table-cell table:style-name="ce56"/>
          <table:table-cell table:style-name="ce22" table:number-columns-repeated="5"/>
          <table:table-cell table:content-validation-name="val10" table:number-columns-repeated="2"/>
          <table:table-cell table:number-columns-repeated="43"/>
        </table:table-row>
        <table:table-row table:style-name="ro3" table:number-rows-repeated="14">
          <table:table-cell table:style-name="ce22" table:number-columns-repeated="4"/>
          <table:table-cell/>
          <table:table-cell table:style-name="ce22"/>
          <table:table-cell table:style-name="ce22" table:content-validation-name="val8"/>
          <table:table-cell table:style-name="ce22" table:number-columns-repeated="5"/>
          <table:table-cell table:style-name="ce56"/>
          <table:table-cell table:style-name="ce22" table:number-columns-repeated="5"/>
          <table:table-cell table:style-name="ce22" table:content-validation-name="val10" table:number-columns-repeated="2"/>
          <table:table-cell table:number-columns-repeated="43"/>
        </table:table-row>
        <table:table-row table:style-name="ro3" table:number-rows-repeated="83">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56"/>
          <table:table-cell table:style-name="ce22" table:number-columns-repeated="5"/>
          <table:table-cell table:style-name="ce22" table:content-validation-name="val10" table:number-columns-repeated="2"/>
          <table:table-cell table:number-columns-repeated="43"/>
        </table:table-row>
        <table:table-row table:style-name="ro3">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11"/>
          <table:table-cell table:style-name="ce22" table:content-validation-name="val10" table:number-columns-repeated="2"/>
          <table:table-cell table:number-columns-repeated="43"/>
        </table:table-row>
        <table:table-row table:style-name="ro3" table:number-rows-repeated="59">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56"/>
          <table:table-cell table:style-name="ce22" table:number-columns-repeated="5"/>
          <table:table-cell table:style-name="ce22" table:content-validation-name="val10" table:number-columns-repeated="2"/>
          <table:table-cell table:number-columns-repeated="43"/>
        </table:table-row>
        <table:table-row table:style-name="ro3">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11"/>
          <table:table-cell table:style-name="ce22" table:content-validation-name="val10" table:number-columns-repeated="2"/>
          <table:table-cell table:number-columns-repeated="43"/>
        </table:table-row>
        <table:table-row table:style-name="ro3" table:number-rows-repeated="38">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56"/>
          <table:table-cell table:style-name="ce22" table:number-columns-repeated="5"/>
          <table:table-cell table:style-name="ce22" table:content-validation-name="val10" table:number-columns-repeated="2"/>
          <table:table-cell table:number-columns-repeated="43"/>
        </table:table-row>
        <table:table-row table:style-name="ro3">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11"/>
          <table:table-cell table:style-name="ce22" table:content-validation-name="val10" table:number-columns-repeated="2"/>
          <table:table-cell table:number-columns-repeated="43"/>
        </table:table-row>
        <table:table-row table:style-name="ro3">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56"/>
          <table:table-cell table:style-name="ce22" table:number-columns-repeated="5"/>
          <table:table-cell table:style-name="ce22" table:content-validation-name="val10" table:number-columns-repeated="2"/>
          <table:table-cell table:number-columns-repeated="43"/>
        </table:table-row>
        <table:table-row table:style-name="ro3" table:number-rows-repeated="59">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56"/>
          <table:table-cell table:style-name="ce22" table:number-columns-repeated="5"/>
          <table:table-cell table:content-validation-name="val10" table:number-columns-repeated="2"/>
          <table:table-cell table:number-columns-repeated="43"/>
        </table:table-row>
        <table:table-row table:style-name="ro3" table:number-rows-repeated="2">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11"/>
          <table:table-cell table:content-validation-name="val10" table:number-columns-repeated="2"/>
          <table:table-cell table:number-columns-repeated="43"/>
        </table:table-row>
        <table:table-row table:style-name="ro3" table:number-rows-repeated="37">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56"/>
          <table:table-cell table:style-name="ce22" table:number-columns-repeated="5"/>
          <table:table-cell table:content-validation-name="val10" table:number-columns-repeated="2"/>
          <table:table-cell table:number-columns-repeated="43"/>
        </table:table-row>
        <table:table-row table:style-name="ro3" table:number-rows-repeated="2">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11"/>
          <table:table-cell table:content-validation-name="val10" table:number-columns-repeated="2"/>
          <table:table-cell table:number-columns-repeated="43"/>
        </table:table-row>
        <table:table-row table:style-name="ro3" table:number-rows-repeated="2">
          <table:table-cell table:style-name="ce22"/>
          <table:table-cell/>
          <table:table-cell table:style-name="ce22" table:number-columns-repeated="2"/>
          <table:table-cell table:style-name="ce22" table:content-validation-name="val7"/>
          <table:table-cell table:style-name="ce22"/>
          <table:table-cell table:style-name="ce22" table:content-validation-name="val9"/>
          <table:table-cell table:style-name="ce22" table:number-columns-repeated="11"/>
          <table:table-cell table:content-validation-name="val10" table:number-columns-repeated="2"/>
          <table:table-cell table:number-columns-repeated="43"/>
        </table:table-row>
        <table:table-row table:style-name="ro3" table:number-rows-repeated="9">
          <table:table-cell table:style-name="ce22"/>
          <table:table-cell/>
          <table:table-cell table:style-name="ce22" table:number-columns-repeated="4"/>
          <table:table-cell table:style-name="ce22" table:content-validation-name="val9"/>
          <table:table-cell table:style-name="ce22" table:number-columns-repeated="11"/>
          <table:table-cell table:content-validation-name="val10" table:number-columns-repeated="2"/>
          <table:table-cell table:number-columns-repeated="43"/>
        </table:table-row>
        <table:table-row table:style-name="ro1" table:number-rows-repeated="1048165">
          <table:table-cell table:number-columns-repeated="63"/>
        </table:table-row>
        <table:table-row table:style-name="ro1">
          <table:table-cell table:number-columns-repeated="63"/>
        </table:table-row>
      </table:table>
      <table:table table:name="Lookups" table:style-name="ta4">
        <table:table-column table:style-name="co73" table:default-cell-style-name="ce20"/>
        <table:table-column table:style-name="co37" table:number-columns-repeated="63" table:default-cell-style-name="ce20"/>
        <table:table-row table:style-name="ro3">
          <table:table-cell table:style-name="ce57"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77"/>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Calibri" svg:font-family="Calibri"/>
    <style:font-face style:name="Cambria" svg:font-family="Cambria" style:font-family-generic="roman"/>
    <style:font-face style:name="Cambria1"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swald" svg:font-family="Oswald"/>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21">
      <number:month number:textual="true"/>
      <number:text>-</number:text>
      <number:year/>
    </number:date-style>
    <number:currency-style style:name="N123P0" style:volatile="true">
      <number:currency-symbol/>
      <number:number number:decimal-places="0" number:min-decimal-places="0" number:min-integer-digits="1" number:grouping="true"/>
      <number:text> </number:text>
    </number:currency-style>
    <number:currency-style style:name="N123">
      <number:text>(</number:text>
      <number:currency-symbol/>
      <number:number number:decimal-places="0" number:min-decimal-places="0" number:min-integer-digits="1" number:grouping="true"/>
      <number:text>)</number:text>
      <style:map style:condition="value()&gt;=0" style:apply-style-name="N123P0"/>
    </number:currency-style>
    <number:currency-style style:name="N124P0" style:volatile="true">
      <number:currency-symbol/>
      <number:number number:decimal-places="0" number:min-decimal-places="0" number:min-integer-digits="1" number:grouping="true"/>
      <number:text> </number:text>
    </number:currency-style>
    <number:currency-style style:name="N124">
      <style:text-properties fo:color="#ff0000"/>
      <number:text>(</number:text>
      <number:currency-symbol/>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number number:decimal-places="2" number:min-decimal-places="2" number:min-integer-digits="1" number:grouping="true"/>
      <number:text> </number:text>
    </number:currency-style>
    <number:currency-style style:name="N126">
      <number:text>(</number:text>
      <number:currency-symbol/>
      <number:number number:decimal-places="2" number:min-decimal-places="2" number:min-integer-digits="1" number:grouping="true"/>
      <number:text>)</number:text>
      <style:map style:condition="value()&gt;=0" style:apply-style-name="N126P0"/>
    </number:currency-style>
    <number:currency-style style:name="N127P0" style:volatile="true">
      <number:currency-symbol/>
      <number:number number:decimal-places="2" number:min-decimal-places="2" number:min-integer-digits="1" number:grouping="true"/>
      <number:text> </number:text>
    </number:currency-style>
    <number:currency-style style:name="N127">
      <style:text-properties fo:color="#ff0000"/>
      <number:text>(</number:text>
      <number:currency-symbol/>
      <number:number number:decimal-places="2" number:min-decimal-places="2" number:min-integer-digits="1" number:grouping="true"/>
      <number:text>)</number:text>
      <style:map style:condition="value()&gt;=0" style:apply-style-name="N127P0"/>
    </number:currency-style>
    <number:date-style style:name="N128">
      <number:month/>
      <number:text>/</number:text>
      <number:day/>
      <number:text>/</number:text>
      <number:year number:style="long"/>
    </number:date-style>
    <number:date-style style:name="N129">
      <number:day/>
      <number:text>-</number:text>
      <number:month number:textual="true"/>
      <number:text>-</number:text>
      <number:year/>
    </number:date-style>
    <number:date-style style:name="N130">
      <number:day/>
      <number:text>-</number:text>
      <number:month number:textual="true"/>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5-16">00/00/0000</text:date>, <text:time style:data-style-name="N2" text:time-value="12:43:14.69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display="false"/>
      <style:footer/>
      <style:footer-left style:display="false"/>
      <style:footer-first style:display="false"/>
    </style:master-page>
    <style:master-page style:name="mp2" style:page-layout-name="Mpm4">
      <style:header/>
      <style:header-left style:display="false"/>
      <style:header-first style:display="false"/>
      <style:footer/>
      <style:footer-left style:display="false"/>
      <style:footer-first style:display="false"/>
    </style:master-page>
    <style:master-page style:name="mp3" style:page-layout-name="Mpm5">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20-12-03T10:15:07Z</meta:creation-date>
    <dc:date>2022-05-16T13:07:07.503000000</dc:date>
    <meta:editing-cycles>250</meta:editing-cycles>
    <meta:editing-duration>P3DT12H32M29S</meta:editing-duration>
    <meta:document-statistic meta:table-count="12" meta:cell-count="879" meta:object-count="0"/>
  </office:meta>
</office:document-meta>
</file>